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ial_times_NO_REPLAY_ALL" table:style-name="ta1">
        <table:shapes>
          <draw:frame draw:z-index="0" draw:style-name="gr1" draw:text-style-name="P1" svg:width="159.99mm" svg:height="89.99mm" svg:x="40.12mm" svg:y="113.09mm">
            <loext:p draw:notify-on-update-of-ranges="trial_times_NO_REPLAY_ALL.AZ2:trial_times_NO_REPLAY_ALL.AZ2 trial_times_NO_REPLAY_ALL.AZ3:trial_times_NO_REPLAY_ALL.AZ22 trial_times_NO_REPLAY_ALL.BD2:trial_times_NO_REPLAY_ALL.BD2 trial_times_NO_REPLAY_ALL.BD3:trial_times_NO_REPLAY_ALL.B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.51mm" svg:y="323.73mm">
            <loext:p draw:notify-on-update-of-ranges="trial_times_NO_REPLAY_ALL.AZ50:trial_times_NO_REPLAY_ALL.AZ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30" table:default-cell-style-name="ce4"/>
        <table:table-column table:style-name="co2" table:default-cell-style-name="Default"/>
        <table:table-column table:style-name="co2" table:number-columns-repeated="16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/>
          <table:table-cell office:value-type="string" calcext:value-type="string" table:number-columns-spanned="20" table:number-rows-spanned="1">
            <text:p>Experiment no. (eligibility trace time constant = 1s)</text:p>
          </table:table-cell>
          <table:covered-table-cell table:number-columns-repeated="19" table:style-name="ce6"/>
          <table:table-cell table:style-name="ce6" table:number-columns-repeated="46"/>
          <table:table-cell/>
          <table:table-cell table:style-name="ce7"/>
        </table:table-row>
        <table:table-row table:style-name="ro1">
          <table:table-cell table:style-name="ce2" office:value-type="string" calcext:value-type="string">
            <text:p>Tri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verage WITHOUT replay</text:p>
          </table:table-cell>
          <table:table-cell table:style-name="ce5" office:value-type="string" calcext:value-type="string">
            <text:p>STD DEV</text:p>
          </table:table-cell>
          <table:table-cell table:style-name="ce5" table:number-columns-repeated="2"/>
          <table:table-cell office:value-type="string" calcext:value-type="string">
            <text:p>Average WITH replay</text:p>
          </table:table-cell>
          <table:table-cell office:value-type="string" calcext:value-type="string">
            <text:p>Std Dev WITH replay</text:p>
          </table:table-cell>
          <table:table-cell/>
          <table:table-cell office:value-type="string" calcext:value-type="string">
            <text:p>Diff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3499999999965" calcext:value-type="float">
            <text:p>65.35</text:p>
          </table:table-cell>
          <table:table-cell office:value-type="float" office:value="6.36999999999991" calcext:value-type="float">
            <text:p>6.37</text:p>
          </table:table-cell>
          <table:table-cell office:value-type="float" office:value="47.6299999999991" calcext:value-type="float">
            <text:p>47.63</text:p>
          </table:table-cell>
          <table:table-cell office:value-type="float" office:value="69.6499999999987" calcext:value-type="float">
            <text:p>69.65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49.6699999999987" calcext:value-type="float">
            <text:p>49.67</text:p>
          </table:table-cell>
          <table:table-cell office:value-type="float" office:value="47.3799999999991" calcext:value-type="float">
            <text:p>47.38</text:p>
          </table:table-cell>
          <table:table-cell office:value-type="float" office:value="69.1099999999985" calcext:value-type="float">
            <text:p>69.11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31.1600000000021" calcext:value-type="float">
            <text:p>31.16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12.6799999999998" calcext:value-type="float">
            <text:p>12.68</text:p>
          </table:table-cell>
          <table:table-cell office:value-type="float" office:value="6.7699999999999" calcext:value-type="float">
            <text:p>6.77</text:p>
          </table:table-cell>
          <table:table-cell office:value-type="float" office:value="50.5999999999985" calcext:value-type="float">
            <text:p>50.6</text:p>
          </table:table-cell>
          <table:table-cell office:value-type="float" office:value="11.3999999999998" calcext:value-type="float">
            <text:p>11.4</text:p>
          </table:table-cell>
          <table:table-cell office:value-type="float" office:value="43.6199999999999" calcext:value-type="float">
            <text:p>43.62</text:p>
          </table:table-cell>
          <table:table-cell office:value-type="float" office:value="24.200000000001" calcext:value-type="float">
            <text:p>24.2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23.4100000000009" calcext:value-type="float">
            <text:p>23.41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84.8000000000065" calcext:value-type="float">
            <text:p>84.8</text:p>
          </table:table-cell>
          <table:table-cell office:value-type="float" office:value="22.9300000000008" calcext:value-type="float">
            <text:p>22.93</text:p>
          </table:table-cell>
          <table:table-cell office:value-type="float" office:value="14.1599999999997" calcext:value-type="float">
            <text:p>14.16</text:p>
          </table:table-cell>
          <table:table-cell office:value-type="float" office:value="121.670000000025" calcext:value-type="float">
            <text:p>121.67</text:p>
          </table:table-cell>
          <table:table-cell office:value-type="float" office:value="11.7699999999998" calcext:value-type="float">
            <text:p>11.77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14.6999999999997" calcext:value-type="float">
            <text:p>14.7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94.1700000000113" calcext:value-type="float">
            <text:p>94.17</text:p>
          </table:table-cell>
          <table:table-cell office:value-type="float" office:value="11.3599999999998" calcext:value-type="float">
            <text:p>11.36</text:p>
          </table:table-cell>
          <table:table-cell office:value-type="float" office:value="47.7699999999991" calcext:value-type="float">
            <text:p>47.77</text:p>
          </table:table-cell>
          <table:table-cell office:value-type="float" office:value="24.9200000000011" calcext:value-type="float">
            <text:p>24.92</text:p>
          </table:table-cell>
          <table:table-cell office:value-type="float" office:value="58.039999999997" calcext:value-type="float">
            <text:p>58.04</text:p>
          </table:table-cell>
          <table:table-cell office:value-type="float" office:value="28.6900000000017" calcext:value-type="float">
            <text:p>28.69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23.5400000000009" calcext:value-type="float">
            <text:p>23.54</text:p>
          </table:table-cell>
          <table:table-cell office:value-type="float" office:value="27.0900000000014" calcext:value-type="float">
            <text:p>27.09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16.4199999999998" calcext:value-type="float">
            <text:p>16.42</text:p>
          </table:table-cell>
          <table:table-cell table:number-columns-repeated="10"/>
          <table:table-cell table:formula="of:=AVERAGE([.B3:.AY3])" office:value-type="float" office:value="30.6735000000009" calcext:value-type="float">
            <text:p>30.6735</text:p>
          </table:table-cell>
          <table:table-cell table:formula="of:=STDEV([.B3:.AY3])" office:value-type="float" office:value="28.3519424152579" calcext:value-type="float">
            <text:p>28.3519424153</text:p>
          </table:table-cell>
          <table:table-cell table:number-columns-repeated="2"/>
          <table:table-cell office:value-type="float" office:value="24.2015000000002" calcext:value-type="float">
            <text:p>24.2015</text:p>
          </table:table-cell>
          <table:table-cell office:value-type="float" office:value="23.8222488884928" calcext:value-type="float">
            <text:p>23.8222488885</text:p>
          </table:table-cell>
          <table:table-cell/>
          <table:table-cell table:formula="of:=[.BD3]-[.AZ3]" office:value-type="float" office:value="-6.47200000000067" calcext:value-type="float">
            <text:p>-6.47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3000000000002" calcext:value-type="float">
            <text:p>42.3</text:p>
          </table:table-cell>
          <table:table-cell office:value-type="float" office:value="47.3099999999992" calcext:value-type="float">
            <text:p>47.31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22.0200000000006" calcext:value-type="float">
            <text:p>22.02</text:p>
          </table:table-cell>
          <table:table-cell office:value-type="float" office:value="10.8599999999998" calcext:value-type="float">
            <text:p>10.86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2.5700000000021" calcext:value-type="float">
            <text:p>32.57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10.7799999999998" calcext:value-type="float">
            <text:p>10.78</text:p>
          </table:table-cell>
          <table:table-cell office:value-type="float" office:value="13.7399999999998" calcext:value-type="float">
            <text:p>13.74</text:p>
          </table:table-cell>
          <table:table-cell office:value-type="float" office:value="10.2199999999998" calcext:value-type="float">
            <text:p>10.22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10.3299999999998" calcext:value-type="float">
            <text:p>10.33</text:p>
          </table:table-cell>
          <table:table-cell office:value-type="float" office:value="18.3000000000001" calcext:value-type="float">
            <text:p>18.3</text:p>
          </table:table-cell>
          <table:table-cell office:value-type="float" office:value="25.2500000000011" calcext:value-type="float">
            <text:p>25.25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7.91999999999988" calcext:value-type="float">
            <text:p>7.92</text:p>
          </table:table-cell>
          <table:table-cell office:value-type="float" office:value="30.560000000002" calcext:value-type="float">
            <text:p>30.56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57.949999999997" calcext:value-type="float">
            <text:p>57.95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66.229999999997" calcext:value-type="float">
            <text:p>66.23</text:p>
          </table:table-cell>
          <table:table-cell office:value-type="float" office:value="42.99" calcext:value-type="float">
            <text:p>42.99</text:p>
          </table:table-cell>
          <table:table-cell office:value-type="float" office:value="13.5399999999998" calcext:value-type="float">
            <text:p>13.54</text:p>
          </table:table-cell>
          <table:table-cell office:value-type="float" office:value="20.3600000000004" calcext:value-type="float">
            <text:p>20.36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37.2100000000012" calcext:value-type="float">
            <text:p>37.21</text:p>
          </table:table-cell>
          <table:table-cell office:value-type="float" office:value="52.2399999999982" calcext:value-type="float">
            <text:p>52.24</text:p>
          </table:table-cell>
          <table:table-cell office:value-type="float" office:value="1.35" calcext:value-type="float">
            <text:p>1.35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15.3899999999997" calcext:value-type="float">
            <text:p>15.39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10.4299999999998" calcext:value-type="float">
            <text:p>10.43</text:p>
          </table:table-cell>
          <table:table-cell office:value-type="float" office:value="17.69" calcext:value-type="float">
            <text:p>17.69</text:p>
          </table:table-cell>
          <table:table-cell office:value-type="float" office:value="17.84" calcext:value-type="float">
            <text:p>17.84</text:p>
          </table:table-cell>
          <table:table-cell table:number-columns-repeated="10"/>
          <table:table-cell table:formula="of:=AVERAGE([.B4:.AY4])" office:value-type="float" office:value="18.0347499999999" calcext:value-type="float">
            <text:p>18.03475</text:p>
          </table:table-cell>
          <table:table-cell table:formula="of:=STDEV([.B4:.AY4])" office:value-type="float" office:value="16.8542801362219" calcext:value-type="float">
            <text:p>16.8542801362</text:p>
          </table:table-cell>
          <table:table-cell table:number-columns-repeated="2"/>
          <table:table-cell office:value-type="float" office:value="15.4080000000001" calcext:value-type="float">
            <text:p>15.408</text:p>
          </table:table-cell>
          <table:table-cell office:value-type="float" office:value="17.8689684781663" calcext:value-type="float">
            <text:p>17.8689684782</text:p>
          </table:table-cell>
          <table:table-cell/>
          <table:table-cell table:formula="of:=[.BD4]-[.AZ4]" office:value-type="float" office:value="-2.6267499999998" calcext:value-type="float">
            <text:p>-2.6267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9.16999999999985" calcext:value-type="float">
            <text:p>9.17</text:p>
          </table:table-cell>
          <table:table-cell office:value-type="float" office:value="1.8" calcext:value-type="float">
            <text:p>1.8</text:p>
          </table:table-cell>
          <table:table-cell office:value-type="float" office:value="7.91999999999988" calcext:value-type="float">
            <text:p>7.92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27.0700000000014" calcext:value-type="float">
            <text:p>27.07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1.9299999999998" calcext:value-type="float">
            <text:p>11.93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30.860000000002" calcext:value-type="float">
            <text:p>30.86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25.1800000000011" calcext:value-type="float">
            <text:p>25.18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8.09999999999987" calcext:value-type="float">
            <text:p>8.1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26.9700000000014" calcext:value-type="float">
            <text:p>26.97</text:p>
          </table:table-cell>
          <table:table-cell office:value-type="float" office:value="12.1899999999998" calcext:value-type="float">
            <text:p>12.19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6.36999999999991" calcext:value-type="float">
            <text:p>6.37</text:p>
          </table:table-cell>
          <table:table-cell office:value-type="float" office:value="44.1899999999998" calcext:value-type="float">
            <text:p>44.19</text:p>
          </table:table-cell>
          <table:table-cell office:value-type="float" office:value="11.2399999999998" calcext:value-type="float">
            <text:p>11.24</text:p>
          </table:table-cell>
          <table:table-cell office:value-type="float" office:value="18.3800000000001" calcext:value-type="float">
            <text:p>18.38</text:p>
          </table:table-cell>
          <table:table-cell office:value-type="float" office:value="71.1299999999995" calcext:value-type="float">
            <text:p>71.13</text:p>
          </table:table-cell>
          <table:table-cell office:value-type="float" office:value="11.5999999999998" calcext:value-type="float">
            <text:p>11.6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15.0699999999997" calcext:value-type="float">
            <text:p>15.07</text:p>
          </table:table-cell>
          <table:table-cell office:value-type="float" office:value="12.7199999999998" calcext:value-type="float">
            <text:p>12.72</text:p>
          </table:table-cell>
          <table:table-cell office:value-type="float" office:value="16.8599999999998" calcext:value-type="float">
            <text:p>16.86</text:p>
          </table:table-cell>
          <table:table-cell office:value-type="float" office:value="8.12999999999987" calcext:value-type="float">
            <text:p>8.13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10.2099999999998" calcext:value-type="float">
            <text:p>10.21</text:p>
          </table:table-cell>
          <table:table-cell office:value-type="float" office:value="9.79999999999984" calcext:value-type="float">
            <text:p>9.8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16.0499999999997" calcext:value-type="float">
            <text:p>16.05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8.02" calcext:value-type="float">
            <text:p>18.02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27.8300000000015" calcext:value-type="float">
            <text:p>27.83</text:p>
          </table:table-cell>
          <table:table-cell table:number-columns-repeated="10"/>
          <table:table-cell table:formula="of:=AVERAGE([.B5:.AY5])" office:value-type="float" office:value="13.7535000000001" calcext:value-type="float">
            <text:p>13.7535</text:p>
          </table:table-cell>
          <table:table-cell table:formula="of:=STDEV([.B5:.AY5])" office:value-type="float" office:value="13.036925772196" calcext:value-type="float">
            <text:p>13.0369257722</text:p>
          </table:table-cell>
          <table:table-cell table:number-columns-repeated="2"/>
          <table:table-cell office:value-type="float" office:value="12.8342500000004" calcext:value-type="float">
            <text:p>12.83425</text:p>
          </table:table-cell>
          <table:table-cell office:value-type="float" office:value="20.3101991166504" calcext:value-type="float">
            <text:p>20.3101991167</text:p>
          </table:table-cell>
          <table:table-cell/>
          <table:table-cell table:formula="of:=[.BD5]-[.AZ5]" office:value-type="float" office:value="-0.919249999999668" calcext:value-type="float">
            <text:p>-0.9192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5200000000006" calcext:value-type="float">
            <text:p>21.52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1.84" calcext:value-type="float">
            <text:p>1.84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2.8600000000008" calcext:value-type="float">
            <text:p>22.86</text:p>
          </table:table-cell>
          <table:table-cell office:value-type="float" office:value="38.7700000000009" calcext:value-type="float">
            <text:p>38.77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5.8999999999997" calcext:value-type="float">
            <text:p>15.9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16.5299999999998" calcext:value-type="float">
            <text:p>16.53</text:p>
          </table:table-cell>
          <table:table-cell office:value-type="float" office:value="8.46999999999986" calcext:value-type="float">
            <text:p>8.47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7.53999999999988" calcext:value-type="float">
            <text:p>7.54</text:p>
          </table:table-cell>
          <table:table-cell office:value-type="float" office:value="42.5600000000001" calcext:value-type="float">
            <text:p>42.56</text:p>
          </table:table-cell>
          <table:table-cell office:value-type="float" office:value="7.82999999999988" calcext:value-type="float">
            <text:p>7.83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15.4899999999997" calcext:value-type="float">
            <text:p>15.49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22.0300000000006" calcext:value-type="float">
            <text:p>22.03</text:p>
          </table:table-cell>
          <table:table-cell office:value-type="float" office:value="22.0400000000006" calcext:value-type="float">
            <text:p>22.04</text:p>
          </table:table-cell>
          <table:table-cell office:value-type="float" office:value="2.08" calcext:value-type="float">
            <text:p>2.08</text:p>
          </table:table-cell>
          <table:table-cell office:value-type="float" office:value="12.0199999999998" calcext:value-type="float">
            <text:p>12.02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11.2699999999998" calcext:value-type="float">
            <text:p>11.27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11.2299999999998" calcext:value-type="float">
            <text:p>11.23</text:p>
          </table:table-cell>
          <table:table-cell office:value-type="float" office:value="13.6099999999998" calcext:value-type="float">
            <text:p>13.61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2.06" calcext:value-type="float">
            <text:p>2.06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12.6899999999998" calcext:value-type="float">
            <text:p>12.69</text:p>
          </table:table-cell>
          <table:table-cell office:value-type="float" office:value="2.17" calcext:value-type="float">
            <text:p>2.17</text:p>
          </table:table-cell>
          <table:table-cell table:number-columns-repeated="10"/>
          <table:table-cell table:formula="of:=AVERAGE([.B6:.AY6])" office:value-type="float" office:value="9.86325000000001" calcext:value-type="float">
            <text:p>9.86325</text:p>
          </table:table-cell>
          <table:table-cell table:formula="of:=STDEV([.B6:.AY6])" office:value-type="float" office:value="9.48683849084009" calcext:value-type="float">
            <text:p>9.4868384908</text:p>
          </table:table-cell>
          <table:table-cell table:number-columns-repeated="2"/>
          <table:table-cell office:value-type="float" office:value="6.77050000000003" calcext:value-type="float">
            <text:p>6.7705</text:p>
          </table:table-cell>
          <table:table-cell office:value-type="float" office:value="5.62730586655738" calcext:value-type="float">
            <text:p>5.6273058666</text:p>
          </table:table-cell>
          <table:table-cell/>
          <table:table-cell table:formula="of:=[.BD6]-[.AZ6]" office:value-type="float" office:value="-3.09274999999998" calcext:value-type="float">
            <text:p>-3.0927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11.6999999999998" calcext:value-type="float">
            <text:p>11.7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13.4099999999998" calcext:value-type="float">
            <text:p>13.41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34.2200000000018" calcext:value-type="float">
            <text:p>34.22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2.2" calcext:value-type="float">
            <text:p>2.2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1.83" calcext:value-type="float">
            <text:p>1.8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47.6699999999991" calcext:value-type="float">
            <text:p>47.67</text:p>
          </table:table-cell>
          <table:table-cell office:value-type="float" office:value="21.5300000000006" calcext:value-type="float">
            <text:p>21.53</text:p>
          </table:table-cell>
          <table:table-cell office:value-type="float" office:value="2.07" calcext:value-type="float">
            <text:p>2.07</text:p>
          </table:table-cell>
          <table:table-cell office:value-type="float" office:value="1.74" calcext:value-type="float">
            <text:p>1.74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1.96" calcext:value-type="float">
            <text:p>1.96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12.9399999999998" calcext:value-type="float">
            <text:p>12.94</text:p>
          </table:table-cell>
          <table:table-cell office:value-type="float" office:value="22.1400000000007" calcext:value-type="float">
            <text:p>22.14</text:p>
          </table:table-cell>
          <table:table-cell office:value-type="float" office:value="1.72" calcext:value-type="float">
            <text:p>1.72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5.75999999999992" calcext:value-type="float">
            <text:p>5.76</text:p>
          </table:table-cell>
          <table:table-cell table:number-columns-repeated="10"/>
          <table:table-cell table:formula="of:=AVERAGE([.B7:.AY7])" office:value-type="float" office:value="7.55175000000001" calcext:value-type="float">
            <text:p>7.55175</text:p>
          </table:table-cell>
          <table:table-cell table:formula="of:=STDEV([.B7:.AY7])" office:value-type="float" office:value="9.16383720084503" calcext:value-type="float">
            <text:p>9.1638372008</text:p>
          </table:table-cell>
          <table:table-cell table:number-columns-repeated="2"/>
          <table:table-cell office:value-type="float" office:value="6.39149999999994" calcext:value-type="float">
            <text:p>6.3915</text:p>
          </table:table-cell>
          <table:table-cell office:value-type="float" office:value="4.41829986354599" calcext:value-type="float">
            <text:p>4.4182998635</text:p>
          </table:table-cell>
          <table:table-cell/>
          <table:table-cell table:formula="of:=[.BD7]-[.AZ7]" office:value-type="float" office:value="-1.16025000000007" calcext:value-type="float">
            <text:p>-1.1602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5800000000001" calcext:value-type="float">
            <text:p>18.58</text:p>
          </table:table-cell>
          <table:table-cell office:value-type="float" office:value="2.14" calcext:value-type="float">
            <text:p>2.14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9.42999999999984" calcext:value-type="float">
            <text:p>9.43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2.17" calcext:value-type="float">
            <text:p>2.17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1.72" calcext:value-type="float">
            <text:p>1.72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11.0599999999998" calcext:value-type="float">
            <text:p>11.06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14.1999999999997" calcext:value-type="float">
            <text:p>14.2</text:p>
          </table:table-cell>
          <table:table-cell office:value-type="float" office:value="13.0199999999998" calcext:value-type="float">
            <text:p>13.0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7.60999999999988" calcext:value-type="float">
            <text:p>7.61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18.19" calcext:value-type="float">
            <text:p>18.19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20.0600000000003" calcext:value-type="float">
            <text:p>20.06</text:p>
          </table:table-cell>
          <table:table-cell office:value-type="float" office:value="1.79" calcext:value-type="float">
            <text:p>1.79</text:p>
          </table:table-cell>
          <table:table-cell office:value-type="float" office:value="14.8799999999997" calcext:value-type="float">
            <text:p>14.88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15.7699999999997" calcext:value-type="float">
            <text:p>15.77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16.7399999999998" calcext:value-type="float">
            <text:p>16.74</text:p>
          </table:table-cell>
          <table:table-cell office:value-type="float" office:value="7.37999999999989" calcext:value-type="float">
            <text:p>7.38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1.94" calcext:value-type="float">
            <text:p>1.94</text:p>
          </table:table-cell>
          <table:table-cell office:value-type="float" office:value="1.52" calcext:value-type="float">
            <text:p>1.52</text:p>
          </table:table-cell>
          <table:table-cell office:value-type="float" office:value="4.68999999999994" calcext:value-type="float">
            <text:p>4.69</text:p>
          </table:table-cell>
          <table:table-cell table:number-columns-repeated="10"/>
          <table:table-cell table:formula="of:=AVERAGE([.B8:.AY8])" office:value-type="float" office:value="7.08574999999993" calcext:value-type="float">
            <text:p>7.08575</text:p>
          </table:table-cell>
          <table:table-cell table:formula="of:=STDEV([.B8:.AY8])" office:value-type="float" office:value="5.43917362100962" calcext:value-type="float">
            <text:p>5.439173621</text:p>
          </table:table-cell>
          <table:table-cell table:number-columns-repeated="2"/>
          <table:table-cell office:value-type="float" office:value="6.20499999999991" calcext:value-type="float">
            <text:p>6.205</text:p>
          </table:table-cell>
          <table:table-cell office:value-type="float" office:value="3.53751455269455" calcext:value-type="float">
            <text:p>3.5375145527</text:p>
          </table:table-cell>
          <table:table-cell/>
          <table:table-cell table:formula="of:=[.BD8]-[.AZ8]" office:value-type="float" office:value="-0.88075000000002" calcext:value-type="float">
            <text:p>-0.8807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8.16999999999987" calcext:value-type="float">
            <text:p>8.17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9.63999999999984" calcext:value-type="float">
            <text:p>9.64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14.3999999999997" calcext:value-type="float">
            <text:p>14.4</text:p>
          </table:table-cell>
          <table:table-cell office:value-type="float" office:value="12.0799999999998" calcext:value-type="float">
            <text:p>12.08</text:p>
          </table:table-cell>
          <table:table-cell office:value-type="float" office:value="12.0299999999998" calcext:value-type="float">
            <text:p>12.03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8.52999999999986" calcext:value-type="float">
            <text:p>8.53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15.2999999999997" calcext:value-type="float">
            <text:p>15.3</text:p>
          </table:table-cell>
          <table:table-cell office:value-type="float" office:value="10.9699999999998" calcext:value-type="float">
            <text:p>10.97</text:p>
          </table:table-cell>
          <table:table-cell office:value-type="float" office:value="24.9500000000011" calcext:value-type="float">
            <text:p>24.95</text:p>
          </table:table-cell>
          <table:table-cell office:value-type="float" office:value="17.86" calcext:value-type="float">
            <text:p>17.86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17.78" calcext:value-type="float">
            <text:p>17.78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21.3200000000005" calcext:value-type="float">
            <text:p>21.3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1.64" calcext:value-type="float">
            <text:p>1.64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1.84" calcext:value-type="float">
            <text:p>1.84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10.6399999999998" calcext:value-type="float">
            <text:p>10.64</text:p>
          </table:table-cell>
          <table:table-cell office:value-type="float" office:value="2.12" calcext:value-type="float">
            <text:p>2.12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3.74999999999996" calcext:value-type="float">
            <text:p>3.75</text:p>
          </table:table-cell>
          <table:table-cell table:number-columns-repeated="10"/>
          <table:table-cell table:formula="of:=AVERAGE([.B9:.AY9])" office:value-type="float" office:value="8.03824999999995" calcext:value-type="float">
            <text:p>8.03825</text:p>
          </table:table-cell>
          <table:table-cell table:formula="of:=STDEV([.B9:.AY9])" office:value-type="float" office:value="5.61252349089947" calcext:value-type="float">
            <text:p>5.6125234909</text:p>
          </table:table-cell>
          <table:table-cell table:number-columns-repeated="2"/>
          <table:table-cell office:value-type="float" office:value="4.94324999999994" calcext:value-type="float">
            <text:p>4.94325</text:p>
          </table:table-cell>
          <table:table-cell office:value-type="float" office:value="2.68967538640079" calcext:value-type="float">
            <text:p>2.6896753864</text:p>
          </table:table-cell>
          <table:table-cell/>
          <table:table-cell table:formula="of:=[.BD9]-[.AZ9]" office:value-type="float" office:value="-3.09500000000001" calcext:value-type="float">
            <text:p>-3.09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5300000000003" calcext:value-type="float">
            <text:p>19.53</text:p>
          </table:table-cell>
          <table:table-cell office:value-type="float" office:value="16.1499999999997" calcext:value-type="float">
            <text:p>16.15</text:p>
          </table:table-cell>
          <table:table-cell office:value-type="float" office:value="20.8000000000005" calcext:value-type="float">
            <text:p>20.8</text:p>
          </table:table-cell>
          <table:table-cell office:value-type="float" office:value="7.59999999999988" calcext:value-type="float">
            <text:p>7.6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14.4799999999997" calcext:value-type="float">
            <text:p>14.48</text:p>
          </table:table-cell>
          <table:table-cell office:value-type="float" office:value="12.3499999999998" calcext:value-type="float">
            <text:p>12.35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1.83" calcext:value-type="float">
            <text:p>1.83</text:p>
          </table:table-cell>
          <table:table-cell office:value-type="float" office:value="1.35" calcext:value-type="float">
            <text:p>1.35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10.9999999999998" calcext:value-type="float">
            <text:p>11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14.8199999999997" calcext:value-type="float">
            <text:p>14.82</text:p>
          </table:table-cell>
          <table:table-cell office:value-type="float" office:value="12.6099999999998" calcext:value-type="float">
            <text:p>12.61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9.08999999999985" calcext:value-type="float">
            <text:p>9.09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10.8199999999998" calcext:value-type="float">
            <text:p>10.82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1.84" calcext:value-type="float">
            <text:p>1.84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1.26" calcext:value-type="float">
            <text:p>1.26</text:p>
          </table:table-cell>
          <table:table-cell office:value-type="float" office:value="1.77" calcext:value-type="float">
            <text:p>1.77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3.45999999999997" calcext:value-type="float">
            <text:p>3.46</text:p>
          </table:table-cell>
          <table:table-cell table:number-columns-repeated="10"/>
          <table:table-cell table:formula="of:=AVERAGE([.B10:.AY10])" office:value-type="float" office:value="6.83724999999994" calcext:value-type="float">
            <text:p>6.83725</text:p>
          </table:table-cell>
          <table:table-cell table:formula="of:=STDEV([.B10:.AY10])" office:value-type="float" office:value="4.98994218531844" calcext:value-type="float">
            <text:p>4.9899421853</text:p>
          </table:table-cell>
          <table:table-cell table:number-columns-repeated="2"/>
          <table:table-cell office:value-type="float" office:value="4.53424999999995" calcext:value-type="float">
            <text:p>4.53425</text:p>
          </table:table-cell>
          <table:table-cell office:value-type="float" office:value="2.94235364971644" calcext:value-type="float">
            <text:p>2.9423536497</text:p>
          </table:table-cell>
          <table:table-cell/>
          <table:table-cell table:formula="of:=[.BD10]-[.AZ10]" office:value-type="float" office:value="-2.30299999999999" calcext:value-type="float">
            <text:p>-2.30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8.52999999999986" calcext:value-type="float">
            <text:p>8.53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8.80999999999986" calcext:value-type="float">
            <text:p>8.81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1.99" calcext:value-type="float">
            <text:p>1.99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2.11" calcext:value-type="float">
            <text:p>2.11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7.05999999999989" calcext:value-type="float">
            <text:p>7.06</text:p>
          </table:table-cell>
          <table:table-cell office:value-type="float" office:value="11.8899999999998" calcext:value-type="float">
            <text:p>11.89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2.3199999999998" calcext:value-type="float">
            <text:p>12.32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1.46" calcext:value-type="float">
            <text:p>1.46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14.0299999999997" calcext:value-type="float">
            <text:p>14.03</text:p>
          </table:table-cell>
          <table:table-cell office:value-type="float" office:value="1.47" calcext:value-type="float">
            <text:p>1.47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3.04999999999998" calcext:value-type="float">
            <text:p>3.05</text:p>
          </table:table-cell>
          <table:table-cell table:number-columns-repeated="10"/>
          <table:table-cell table:formula="of:=AVERAGE([.B11:.AY11])" office:value-type="float" office:value="5.14199999999993" calcext:value-type="float">
            <text:p>5.142</text:p>
          </table:table-cell>
          <table:table-cell table:formula="of:=STDEV([.B11:.AY11])" office:value-type="float" office:value="3.41489512546846" calcext:value-type="float">
            <text:p>3.4148951255</text:p>
          </table:table-cell>
          <table:table-cell table:number-columns-repeated="2"/>
          <table:table-cell office:value-type="float" office:value="4.95699999999994" calcext:value-type="float">
            <text:p>4.957</text:p>
          </table:table-cell>
          <table:table-cell office:value-type="float" office:value="3.63059843551988" calcext:value-type="float">
            <text:p>3.6305984355</text:p>
          </table:table-cell>
          <table:table-cell/>
          <table:table-cell table:formula="of:=[.BD11]-[.AZ11]" office:value-type="float" office:value="-0.184999999999993" calcext:value-type="float">
            <text:p>-0.18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1.74" calcext:value-type="float">
            <text:p>1.74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2.25" calcext:value-type="float">
            <text:p>2.25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23.0000000000008" calcext:value-type="float">
            <text:p>23</text:p>
          </table:table-cell>
          <table:table-cell office:value-type="float" office:value="11.1599999999998" calcext:value-type="float">
            <text:p>11.16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2.02" calcext:value-type="float">
            <text:p>2.02</text:p>
          </table:table-cell>
          <table:table-cell office:value-type="float" office:value="15.9699999999997" calcext:value-type="float">
            <text:p>15.97</text:p>
          </table:table-cell>
          <table:table-cell office:value-type="float" office:value="1.19" calcext:value-type="float">
            <text:p>1.19</text:p>
          </table:table-cell>
          <table:table-cell office:value-type="float" office:value="1.36" calcext:value-type="float">
            <text:p>1.36</text:p>
          </table:table-cell>
          <table:table-cell office:value-type="float" office:value="6.43999999999991" calcext:value-type="float">
            <text:p>6.44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1.6" calcext:value-type="float">
            <text:p>1.6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11.0099999999998" calcext:value-type="float">
            <text:p>11.01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3.30999999999997" calcext:value-type="float">
            <text:p>3.31</text:p>
          </table:table-cell>
          <table:table-cell table:number-columns-repeated="10"/>
          <table:table-cell table:formula="of:=AVERAGE([.B12:.AY12])" office:value-type="float" office:value="5.20949999999996" calcext:value-type="float">
            <text:p>5.2095</text:p>
          </table:table-cell>
          <table:table-cell table:formula="of:=STDEV([.B12:.AY12])" office:value-type="float" office:value="4.11933524012227" calcext:value-type="float">
            <text:p>4.1193352401</text:p>
          </table:table-cell>
          <table:table-cell table:number-columns-repeated="2"/>
          <table:table-cell office:value-type="float" office:value="5.49899999999997" calcext:value-type="float">
            <text:p>5.499</text:p>
          </table:table-cell>
          <table:table-cell office:value-type="float" office:value="4.01697618011093" calcext:value-type="float">
            <text:p>4.0169761801</text:p>
          </table:table-cell>
          <table:table-cell/>
          <table:table-cell table:formula="of:=[.BD12]-[.AZ12]" office:value-type="float" office:value="0.289500000000007" calcext:value-type="float">
            <text:p>0.289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17.2499999999999" calcext:value-type="float">
            <text:p>17.25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23.0900000000008" calcext:value-type="float">
            <text:p>23.09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2.18" calcext:value-type="float">
            <text:p>2.18</text:p>
          </table:table-cell>
          <table:table-cell office:value-type="float" office:value="14.6499999999997" calcext:value-type="float">
            <text:p>14.65</text:p>
          </table:table-cell>
          <table:table-cell office:value-type="float" office:value="21.1300000000005" calcext:value-type="float">
            <text:p>21.13</text:p>
          </table:table-cell>
          <table:table-cell office:value-type="float" office:value="1.71" calcext:value-type="float">
            <text:p>1.71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1.97" calcext:value-type="float">
            <text:p>1.97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1.6" calcext:value-type="float">
            <text:p>1.6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4.68999999999994" calcext:value-type="float">
            <text:p>4.69</text:p>
          </table:table-cell>
          <table:table-cell table:number-columns-repeated="2" office:value-type="float" office:value="3.81999999999996" calcext:value-type="float">
            <text:p>3.82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1.68" calcext:value-type="float">
            <text:p>1.68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7.59999999999988" calcext:value-type="float">
            <text:p>7.6</text:p>
          </table:table-cell>
          <table:table-cell office:value-type="float" office:value="2.02" calcext:value-type="float">
            <text:p>2.02</text:p>
          </table:table-cell>
          <table:table-cell office:value-type="float" office:value="14.3999999999997" calcext:value-type="float">
            <text:p>14.4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3.25999999999997" calcext:value-type="float">
            <text:p>3.26</text:p>
          </table:table-cell>
          <table:table-cell table:number-columns-repeated="10"/>
          <table:table-cell table:formula="of:=AVERAGE([.B13:.AY13])" office:value-type="float" office:value="5.88324999999998" calcext:value-type="float">
            <text:p>5.88325</text:p>
          </table:table-cell>
          <table:table-cell table:formula="of:=STDEV([.B13:.AY13])" office:value-type="float" office:value="5.17961506712521" calcext:value-type="float">
            <text:p>5.1796150671</text:p>
          </table:table-cell>
          <table:table-cell table:number-columns-repeated="2"/>
          <table:table-cell office:value-type="float" office:value="4.92099999999994" calcext:value-type="float">
            <text:p>4.921</text:p>
          </table:table-cell>
          <table:table-cell office:value-type="float" office:value="3.30418534429794" calcext:value-type="float">
            <text:p>3.3041853443</text:p>
          </table:table-cell>
          <table:table-cell/>
          <table:table-cell table:formula="of:=[.BD13]-[.AZ13]" office:value-type="float" office:value="-0.962250000000036" calcext:value-type="float">
            <text:p>-0.9622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3999999999988" calcext:value-type="float">
            <text:p>7.54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11.5599999999998" calcext:value-type="float">
            <text:p>11.56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1.87" calcext:value-type="float">
            <text:p>1.87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.24" calcext:value-type="float">
            <text:p>2.24</text:p>
          </table:table-cell>
          <table:table-cell office:value-type="float" office:value="8.88999999999986" calcext:value-type="float">
            <text:p>8.89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9.36999999999985" calcext:value-type="float">
            <text:p>9.37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1.78" calcext:value-type="float">
            <text:p>1.78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2.16" calcext:value-type="float">
            <text:p>2.16</text:p>
          </table:table-cell>
          <table:table-cell office:value-type="float" office:value="2.17" calcext:value-type="float">
            <text:p>2.17</text:p>
          </table:table-cell>
          <table:table-cell office:value-type="float" office:value="3.43999999999997" calcext:value-type="float">
            <text:p>3.44</text:p>
          </table:table-cell>
          <table:table-cell table:number-columns-repeated="10"/>
          <table:table-cell table:formula="of:=AVERAGE([.B14:.AY14])" office:value-type="float" office:value="5.10199999999993" calcext:value-type="float">
            <text:p>5.102</text:p>
          </table:table-cell>
          <table:table-cell table:formula="of:=STDEV([.B14:.AY14])" office:value-type="float" office:value="2.65893674527701" calcext:value-type="float">
            <text:p>2.6589367453</text:p>
          </table:table-cell>
          <table:table-cell table:number-columns-repeated="2"/>
          <table:table-cell office:value-type="float" office:value="5.09399999999994" calcext:value-type="float">
            <text:p>5.094</text:p>
          </table:table-cell>
          <table:table-cell office:value-type="float" office:value="2.81405284617263" calcext:value-type="float">
            <text:p>2.8140528462</text:p>
          </table:table-cell>
          <table:table-cell/>
          <table:table-cell table:formula="of:=[.BD14]-[.AZ14]" office:value-type="float" office:value="-0.00799999999999468" calcext:value-type="float">
            <text:p>-0.00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499999999997" calcext:value-type="float">
            <text:p>15.75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11.6799999999998" calcext:value-type="float">
            <text:p>11.68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1.63" calcext:value-type="float">
            <text:p>1.63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7.2300000000015" calcext:value-type="float">
            <text:p>27.23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1.91" calcext:value-type="float">
            <text:p>1.91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1.95" calcext:value-type="float">
            <text:p>1.95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2.14" calcext:value-type="float">
            <text:p>2.14</text:p>
          </table:table-cell>
          <table:table-cell office:value-type="float" office:value="1.95" calcext:value-type="float">
            <text:p>1.95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1.71" calcext:value-type="float">
            <text:p>1.71</text:p>
          </table:table-cell>
          <table:table-cell office:value-type="float" office:value="2.21" calcext:value-type="float">
            <text:p>2.21</text:p>
          </table:table-cell>
          <table:table-cell table:number-columns-repeated="10"/>
          <table:table-cell table:formula="of:=AVERAGE([.B15:.AY15])" office:value-type="float" office:value="4.83574999999999" calcext:value-type="float">
            <text:p>4.83575</text:p>
          </table:table-cell>
          <table:table-cell table:formula="of:=STDEV([.B15:.AY15])" office:value-type="float" office:value="4.58394907985114" calcext:value-type="float">
            <text:p>4.5839490799</text:p>
          </table:table-cell>
          <table:table-cell table:number-columns-repeated="2"/>
          <table:table-cell office:value-type="float" office:value="4.54124999999995" calcext:value-type="float">
            <text:p>4.54125</text:p>
          </table:table-cell>
          <table:table-cell office:value-type="float" office:value="2.29830664208508" calcext:value-type="float">
            <text:p>2.2983066421</text:p>
          </table:table-cell>
          <table:table-cell/>
          <table:table-cell table:formula="of:=[.BD15]-[.AZ15]" office:value-type="float" office:value="-0.294500000000039" calcext:value-type="float">
            <text:p>-0.294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11.7499999999998" calcext:value-type="float">
            <text:p>11.75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10.7499999999998" calcext:value-type="float">
            <text:p>10.75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12.7599999999998" calcext:value-type="float">
            <text:p>12.76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12.0799999999998" calcext:value-type="float">
            <text:p>12.08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19.1400000000002" calcext:value-type="float">
            <text:p>19.14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1.31" calcext:value-type="float">
            <text:p>1.31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1.99" calcext:value-type="float">
            <text:p>1.99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8.52999999999986" calcext:value-type="float">
            <text:p>8.53</text:p>
          </table:table-cell>
          <table:table-cell office:value-type="float" office:value="2.34999999999999" calcext:value-type="float">
            <text:p>2.35</text:p>
          </table:table-cell>
          <table:table-cell table:number-columns-repeated="10"/>
          <table:table-cell table:formula="of:=AVERAGE([.B16:.AY16])" office:value-type="float" office:value="5.66974999999994" calcext:value-type="float">
            <text:p>5.66975</text:p>
          </table:table-cell>
          <table:table-cell table:formula="of:=STDEV([.B16:.AY16])" office:value-type="float" office:value="3.54939322188872" calcext:value-type="float">
            <text:p>3.5493932219</text:p>
          </table:table-cell>
          <table:table-cell table:number-columns-repeated="2"/>
          <table:table-cell office:value-type="float" office:value="4.38449999999995" calcext:value-type="float">
            <text:p>4.3845</text:p>
          </table:table-cell>
          <table:table-cell office:value-type="float" office:value="1.96869680379255" calcext:value-type="float">
            <text:p>1.9686968038</text:p>
          </table:table-cell>
          <table:table-cell/>
          <table:table-cell table:formula="of:=[.BD16]-[.AZ16]" office:value-type="float" office:value="-1.28524999999999" calcext:value-type="float">
            <text:p>-1.2852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20.8900000000005" calcext:value-type="float">
            <text:p>20.89</text:p>
          </table:table-cell>
          <table:table-cell office:value-type="float" office:value="18.04" calcext:value-type="float">
            <text:p>18.04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7.0199999999999" calcext:value-type="float">
            <text:p>7.02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11.4899999999998" calcext:value-type="float">
            <text:p>11.49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2.25" calcext:value-type="float">
            <text:p>2.25</text:p>
          </table:table-cell>
          <table:table-cell office:value-type="float" office:value="10.4399999999998" calcext:value-type="float">
            <text:p>10.44</text:p>
          </table:table-cell>
          <table:table-cell office:value-type="float" office:value="14.1799999999997" calcext:value-type="float">
            <text:p>14.18</text:p>
          </table:table-cell>
          <table:table-cell office:value-type="float" office:value="2.11" calcext:value-type="float">
            <text:p>2.11</text:p>
          </table:table-cell>
          <table:table-cell office:value-type="float" office:value="27.9600000000016" calcext:value-type="float">
            <text:p>27.96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.75" calcext:value-type="float">
            <text:p>1.75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24.010000000001" calcext:value-type="float">
            <text:p>24.01</text:p>
          </table:table-cell>
          <table:table-cell office:value-type="float" office:value="1.04" calcext:value-type="float">
            <text:p>1.04</text:p>
          </table:table-cell>
          <table:table-cell table:number-columns-repeated="10"/>
          <table:table-cell table:formula="of:=AVERAGE([.B17:.AY17])" office:value-type="float" office:value="6.64200000000002" calcext:value-type="float">
            <text:p>6.642</text:p>
          </table:table-cell>
          <table:table-cell table:formula="of:=STDEV([.B17:.AY17])" office:value-type="float" office:value="6.1631848243818" calcext:value-type="float">
            <text:p>6.1631848244</text:p>
          </table:table-cell>
          <table:table-cell table:number-columns-repeated="2"/>
          <table:table-cell office:value-type="float" office:value="4.67999999999994" calcext:value-type="float">
            <text:p>4.68</text:p>
          </table:table-cell>
          <table:table-cell office:value-type="float" office:value="3.19358073245947" calcext:value-type="float">
            <text:p>3.1935807325</text:p>
          </table:table-cell>
          <table:table-cell/>
          <table:table-cell table:formula="of:=[.BD17]-[.AZ17]" office:value-type="float" office:value="-1.96200000000008" calcext:value-type="float">
            <text:p>-1.96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29.0900000000017" calcext:value-type="float">
            <text:p>29.09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2.15" calcext:value-type="float">
            <text:p>2.15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15.0299999999997" calcext:value-type="float">
            <text:p>15.03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1.99" calcext:value-type="float">
            <text:p>1.99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14.1299999999997" calcext:value-type="float">
            <text:p>14.13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1.81" calcext:value-type="float">
            <text:p>1.81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1.49" calcext:value-type="float">
            <text:p>1.49</text:p>
          </table:table-cell>
          <table:table-cell office:value-type="float" office:value="2.06" calcext:value-type="float">
            <text:p>2.06</text:p>
          </table:table-cell>
          <table:table-cell table:number-columns-repeated="10"/>
          <table:table-cell table:formula="of:=AVERAGE([.B18:.AY18])" office:value-type="float" office:value="5.72424999999998" calcext:value-type="float">
            <text:p>5.72425</text:p>
          </table:table-cell>
          <table:table-cell table:formula="of:=STDEV([.B18:.AY18])" office:value-type="float" office:value="5.02186648695703" calcext:value-type="float">
            <text:p>5.021866487</text:p>
          </table:table-cell>
          <table:table-cell table:number-columns-repeated="2"/>
          <table:table-cell office:value-type="float" office:value="4.26324999999995" calcext:value-type="float">
            <text:p>4.26325</text:p>
          </table:table-cell>
          <table:table-cell office:value-type="float" office:value="2.6808072232857" calcext:value-type="float">
            <text:p>2.6808072233</text:p>
          </table:table-cell>
          <table:table-cell/>
          <table:table-cell table:formula="of:=[.BD18]-[.AZ18]" office:value-type="float" office:value="-1.46100000000003" calcext:value-type="float">
            <text:p>-1.46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2.28" calcext:value-type="float">
            <text:p>2.28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14.3599999999997" calcext:value-type="float">
            <text:p>14.36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28.5400000000017" calcext:value-type="float">
            <text:p>28.54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1.99" calcext:value-type="float">
            <text:p>1.99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1.79" calcext:value-type="float">
            <text:p>1.79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.79" calcext:value-type="float">
            <text:p>1.79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1.93" calcext:value-type="float">
            <text:p>1.93</text:p>
          </table:table-cell>
          <table:table-cell office:value-type="float" office:value="1.8" calcext:value-type="float">
            <text:p>1.8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2.46999999999999" calcext:value-type="float">
            <text:p>2.47</text:p>
          </table:table-cell>
          <table:table-cell table:number-columns-repeated="10"/>
          <table:table-cell table:formula="of:=AVERAGE([.B19:.AY19])" office:value-type="float" office:value="5.12774999999999" calcext:value-type="float">
            <text:p>5.12775</text:p>
          </table:table-cell>
          <table:table-cell table:formula="of:=STDEV([.B19:.AY19])" office:value-type="float" office:value="4.73693425009735" calcext:value-type="float">
            <text:p>4.7369342501</text:p>
          </table:table-cell>
          <table:table-cell table:number-columns-repeated="2"/>
          <table:table-cell office:value-type="float" office:value="4.27224999999995" calcext:value-type="float">
            <text:p>4.27225</text:p>
          </table:table-cell>
          <table:table-cell office:value-type="float" office:value="1.14908934195276" calcext:value-type="float">
            <text:p>1.149089342</text:p>
          </table:table-cell>
          <table:table-cell/>
          <table:table-cell table:formula="of:=[.BD19]-[.AZ19]" office:value-type="float" office:value="-0.85550000000004" calcext:value-type="float">
            <text:p>-0.855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10.9999999999998" calcext:value-type="float">
            <text:p>11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11.8399999999998" calcext:value-type="float">
            <text:p>11.84</text:p>
          </table:table-cell>
          <table:table-cell office:value-type="float" office:value="2.29" calcext:value-type="float">
            <text:p>2.29</text:p>
          </table:table-cell>
          <table:table-cell office:value-type="float" office:value="1.83" calcext:value-type="float">
            <text:p>1.83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7.80999999999988" calcext:value-type="float">
            <text:p>7.8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1.6" calcext:value-type="float">
            <text:p>1.6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2.48999999999999" calcext:value-type="float">
            <text:p>2.49</text:p>
          </table:table-cell>
          <table:table-cell table:number-columns-repeated="10"/>
          <table:table-cell table:formula="of:=AVERAGE([.B20:.AY20])" office:value-type="float" office:value="4.63599999999995" calcext:value-type="float">
            <text:p>4.636</text:p>
          </table:table-cell>
          <table:table-cell table:formula="of:=STDEV([.B20:.AY20])" office:value-type="float" office:value="2.29914008451093" calcext:value-type="float">
            <text:p>2.2991400845</text:p>
          </table:table-cell>
          <table:table-cell table:number-columns-repeated="2"/>
          <table:table-cell office:value-type="float" office:value="4.30949999999995" calcext:value-type="float">
            <text:p>4.3095</text:p>
          </table:table-cell>
          <table:table-cell office:value-type="float" office:value="1.52677946223929" calcext:value-type="float">
            <text:p>1.5267794622</text:p>
          </table:table-cell>
          <table:table-cell/>
          <table:table-cell table:formula="of:=[.BD20]-[.AZ20]" office:value-type="float" office:value="-0.326499999999996" calcext:value-type="float">
            <text:p>-0.326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1.84" calcext:value-type="float">
            <text:p>1.84</text:p>
          </table:table-cell>
          <table:table-cell office:value-type="float" office:value="13.9999999999997" calcext:value-type="float">
            <text:p>14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8.12999999999987" calcext:value-type="float">
            <text:p>8.13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.15" calcext:value-type="float">
            <text:p>2.15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6.6299999999999" calcext:value-type="float">
            <text:p>6.63</text:p>
          </table:table-cell>
          <table:table-cell office:value-type="float" office:value="10.3499999999998" calcext:value-type="float">
            <text:p>10.35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1.49" calcext:value-type="float">
            <text:p>1.49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10.3899999999998" calcext:value-type="float">
            <text:p>10.3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4.61999999999995" calcext:value-type="float">
            <text:p>4.62</text:p>
          </table:table-cell>
          <table:table-cell table:number-columns-repeated="10"/>
          <table:table-cell table:formula="of:=AVERAGE([.B21:.AY21])" office:value-type="float" office:value="4.83299999999994" calcext:value-type="float">
            <text:p>4.833</text:p>
          </table:table-cell>
          <table:table-cell table:formula="of:=STDEV([.B21:.AY21])" office:value-type="float" office:value="2.62292183916308" calcext:value-type="float">
            <text:p>2.6229218392</text:p>
          </table:table-cell>
          <table:table-cell table:number-columns-repeated="2"/>
          <table:table-cell office:value-type="float" office:value="4.13949999999996" calcext:value-type="float">
            <text:p>4.1395</text:p>
          </table:table-cell>
          <table:table-cell office:value-type="float" office:value="1.49059860811897" calcext:value-type="float">
            <text:p>1.4905986081</text:p>
          </table:table-cell>
          <table:table-cell/>
          <table:table-cell table:formula="of:=[.BD21]-[.AZ21]" office:value-type="float" office:value="-0.693499999999977" calcext:value-type="float">
            <text:p>-0.693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1.1" calcext:value-type="float">
            <text:p>1.1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1.67" calcext:value-type="float">
            <text:p>1.67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11.5699999999998" calcext:value-type="float">
            <text:p>11.57</text:p>
          </table:table-cell>
          <table:table-cell office:value-type="float" office:value="1.23" calcext:value-type="float">
            <text:p>1.23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9.08999999999985" calcext:value-type="float">
            <text:p>9.09</text:p>
          </table:table-cell>
          <table:table-cell office:value-type="float" office:value="13.2599999999998" calcext:value-type="float">
            <text:p>13.26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20.0800000000003" calcext:value-type="float">
            <text:p>20.08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18.05" calcext:value-type="float">
            <text:p>18.05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.64" calcext:value-type="float">
            <text:p>1.64</text:p>
          </table:table-cell>
          <table:table-cell office:value-type="float" office:value="2.11" calcext:value-type="float">
            <text:p>2.11</text:p>
          </table:table-cell>
          <table:table-cell office:value-type="float" office:value="2.07" calcext:value-type="float">
            <text:p>2.07</text:p>
          </table:table-cell>
          <table:table-cell office:value-type="float" office:value="12.9099999999998" calcext:value-type="float">
            <text:p>12.91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1.62" calcext:value-type="float">
            <text:p>1.62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2.26" calcext:value-type="float">
            <text:p>2.26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1.87" calcext:value-type="float">
            <text:p>1.87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12.6599999999998" calcext:value-type="float">
            <text:p>12.66</text:p>
          </table:table-cell>
          <table:table-cell office:value-type="float" office:value="3.70999999999997" calcext:value-type="float">
            <text:p>3.71</text:p>
          </table:table-cell>
          <table:table-cell table:number-columns-repeated="10"/>
          <table:table-cell table:formula="of:=AVERAGE([.B22:.AY22])" office:value-type="float" office:value="5.39649999999996" calcext:value-type="float">
            <text:p>5.3965</text:p>
          </table:table-cell>
          <table:table-cell table:formula="of:=STDEV([.B22:.AY22])" office:value-type="float" office:value="4.60098013526771" calcext:value-type="float">
            <text:p>4.6009801353</text:p>
          </table:table-cell>
          <table:table-cell table:number-columns-repeated="2"/>
          <table:table-cell office:value-type="float" office:value="4.53774999999995" calcext:value-type="float">
            <text:p>4.53775</text:p>
          </table:table-cell>
          <table:table-cell office:value-type="float" office:value="2.48810914255443" calcext:value-type="float">
            <text:p>2.4881091426</text:p>
          </table:table-cell>
          <table:table-cell/>
          <table:table-cell table:formula="of:=[.BD22]-[.AZ22]" office:value-type="float" office:value="-0.858750000000006" calcext:value-type="float">
            <text:p>-0.8587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0"/>
          <table:table-cell/>
          <table:table-cell table:style-name="Default" table:number-columns-repeated="20"/>
          <table:table-cell table:number-columns-repeated="3"/>
          <table:table-cell table:formula="of:=SUM([.BG4:.BG22])" office:value-type="float" office:value="-22.6804999999997" calcext:value-type="float">
            <text:p>-22.6805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4">
          <table:table-cell table:style-name="Default" table:number-columns-repeated="2"/>
          <table:table-cell table:number-columns-repeated="2"/>
          <table:table-cell table:style-name="Default" table:number-columns-repeated="30"/>
          <table:table-cell/>
          <table:table-cell table:style-name="Default" table:number-columns-repeated="20"/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/>
          <table:table-cell office:value-type="string" calcext:value-type="string" table:number-columns-spanned="20" table:number-rows-spanned="1">
            <text:p>Experiment no. (eligibility trace time constant = 0.5s)</text:p>
          </table:table-cell>
          <table:covered-table-cell table:number-columns-repeated="19" table:style-name="ce6"/>
          <table:table-cell table:style-name="ce6" table:number-columns-repeated="42"/>
          <table:table-cell table:number-columns-repeated="6"/>
        </table:table-row>
        <table:table-row table:style-name="ro1">
          <table:table-cell table:style-name="ce2" office:value-type="string" calcext:value-type="string">
            <text:p>Tri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verage WITHOUT replay</text:p>
          </table:table-cell>
          <table:table-cell table:style-name="ce5" office:value-type="string" calcext:value-type="string">
            <text:p>STD DEV</text:p>
          </table:table-cell>
          <table:table-cell table:style-name="ce5" table:number-columns-repeated="8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8.98999999999985" calcext:value-type="float">
            <text:p>8.99</text:p>
          </table:table-cell>
          <table:table-cell office:value-type="float" office:value="20.5500000000004" calcext:value-type="float">
            <text:p>20.55</text:p>
          </table:table-cell>
          <table:table-cell office:value-type="float" office:value="84.1800000000062" calcext:value-type="float">
            <text:p>84.18</text:p>
          </table:table-cell>
          <table:table-cell office:value-type="float" office:value="17.3399999999999" calcext:value-type="float">
            <text:p>17.34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18.5900000000001" calcext:value-type="float">
            <text:p>18.59</text:p>
          </table:table-cell>
          <table:table-cell office:value-type="float" office:value="19.7500000000003" calcext:value-type="float">
            <text:p>19.75</text:p>
          </table:table-cell>
          <table:table-cell office:value-type="float" office:value="19.8500000000003" calcext:value-type="float">
            <text:p>19.85</text:p>
          </table:table-cell>
          <table:table-cell office:value-type="float" office:value="34.1900000000018" calcext:value-type="float">
            <text:p>34.19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31.4200000000021" calcext:value-type="float">
            <text:p>31.42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42.0700000000002" calcext:value-type="float">
            <text:p>42.07</text:p>
          </table:table-cell>
          <table:table-cell office:value-type="float" office:value="17.5299999999999" calcext:value-type="float">
            <text:p>17.53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7.80999999999988" calcext:value-type="float">
            <text:p>7.81</text:p>
          </table:table-cell>
          <table:table-cell office:value-type="float" office:value="42.0100000000002" calcext:value-type="float">
            <text:p>42.01</text:p>
          </table:table-cell>
          <table:table-cell office:value-type="float" office:value="77.4200000000027" calcext:value-type="float">
            <text:p>77.42</text:p>
          </table:table-cell>
          <table:table-cell office:value-type="float" office:value="16.0299999999997" calcext:value-type="float">
            <text:p>16.03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16.5899999999998" calcext:value-type="float">
            <text:p>16.59</text:p>
          </table:table-cell>
          <table:table-cell office:value-type="float" office:value="15.9299999999997" calcext:value-type="float">
            <text:p>15.93</text:p>
          </table:table-cell>
          <table:table-cell office:value-type="float" office:value="19.7500000000003" calcext:value-type="float">
            <text:p>19.75</text:p>
          </table:table-cell>
          <table:table-cell office:value-type="float" office:value="17.0999999999999" calcext:value-type="float">
            <text:p>17.1</text:p>
          </table:table-cell>
          <table:table-cell office:value-type="float" office:value="20.5900000000004" calcext:value-type="float">
            <text:p>20.59</text:p>
          </table:table-cell>
          <table:table-cell office:value-type="float" office:value="17.4399999999999" calcext:value-type="float">
            <text:p>17.44</text:p>
          </table:table-cell>
          <table:table-cell office:value-type="float" office:value="35.8900000000014" calcext:value-type="float">
            <text:p>35.89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15.2399999999997" calcext:value-type="float">
            <text:p>15.24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6.5999999999999" calcext:value-type="float">
            <text:p>6.6</text:p>
          </table:table-cell>
          <table:table-cell table:number-columns-repeated="10"/>
          <table:table-cell table:formula="of:=AVERAGE([.B50:.AY50])" office:value-type="float" office:value="18.2630000000003" calcext:value-type="float">
            <text:p>18.263</text:p>
          </table:table-cell>
          <table:table-cell table:formula="of:=STDEV([.B50:.AY50])" office:value-type="float" office:value="17.7125838506611" calcext:value-type="float">
            <text:p>17.7125838507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17.2199999999999" calcext:value-type="float">
            <text:p>17.22</text:p>
          </table:table-cell>
          <table:table-cell office:value-type="float" office:value="36.8000000000012" calcext:value-type="float">
            <text:p>36.8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13.1999999999998" calcext:value-type="float">
            <text:p>13.2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88.3100000000083" calcext:value-type="float">
            <text:p>88.31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11.0599999999998" calcext:value-type="float">
            <text:p>11.06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13.8399999999998" calcext:value-type="float">
            <text:p>13.84</text:p>
          </table:table-cell>
          <table:table-cell office:value-type="float" office:value="24.7500000000011" calcext:value-type="float">
            <text:p>24.75</text:p>
          </table:table-cell>
          <table:table-cell office:value-type="float" office:value="42.1000000000002" calcext:value-type="float">
            <text:p>42.1</text:p>
          </table:table-cell>
          <table:table-cell office:value-type="float" office:value="39.6400000000007" calcext:value-type="float">
            <text:p>39.64</text:p>
          </table:table-cell>
          <table:table-cell office:value-type="float" office:value="61.1699999999964" calcext:value-type="float">
            <text:p>61.17</text:p>
          </table:table-cell>
          <table:table-cell office:value-type="float" office:value="28.3200000000016" calcext:value-type="float">
            <text:p>28.32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29.9900000000019" calcext:value-type="float">
            <text:p>29.99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32.1300000000022" calcext:value-type="float">
            <text:p>32.13</text:p>
          </table:table-cell>
          <table:table-cell office:value-type="float" office:value="31.000000000002" calcext:value-type="float">
            <text:p>31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16.9299999999998" calcext:value-type="float">
            <text:p>16.93</text:p>
          </table:table-cell>
          <table:table-cell office:value-type="float" office:value="17.95" calcext:value-type="float">
            <text:p>17.95</text:p>
          </table:table-cell>
          <table:table-cell office:value-type="float" office:value="25.0600000000011" calcext:value-type="float">
            <text:p>25.06</text:p>
          </table:table-cell>
          <table:table-cell office:value-type="float" office:value="75.3600000000017" calcext:value-type="float">
            <text:p>75.36</text:p>
          </table:table-cell>
          <table:table-cell office:value-type="float" office:value="14.4599999999997" calcext:value-type="float">
            <text:p>14.46</text:p>
          </table:table-cell>
          <table:table-cell office:value-type="float" office:value="11.4599999999998" calcext:value-type="float">
            <text:p>11.46</text:p>
          </table:table-cell>
          <table:table-cell office:value-type="float" office:value="12.8099999999998" calcext:value-type="float">
            <text:p>12.81</text:p>
          </table:table-cell>
          <table:table-cell office:value-type="float" office:value="15.1499999999997" calcext:value-type="float">
            <text:p>15.15</text:p>
          </table:table-cell>
          <table:table-cell office:value-type="float" office:value="94.6300000000115" calcext:value-type="float">
            <text:p>94.63</text:p>
          </table:table-cell>
          <table:table-cell office:value-type="float" office:value="18.9300000000002" calcext:value-type="float">
            <text:p>18.93</text:p>
          </table:table-cell>
          <table:table-cell office:value-type="float" office:value="44.3699999999997" calcext:value-type="float">
            <text:p>44.37</text:p>
          </table:table-cell>
          <table:table-cell office:value-type="float" office:value="18.9500000000002" calcext:value-type="float">
            <text:p>18.95</text:p>
          </table:table-cell>
          <table:table-cell office:value-type="float" office:value="12.0199999999998" calcext:value-type="float">
            <text:p>12.02</text:p>
          </table:table-cell>
          <table:table-cell office:value-type="float" office:value="27.0500000000014" calcext:value-type="float">
            <text:p>27.05</text:p>
          </table:table-cell>
          <table:table-cell office:value-type="float" office:value="9.00999999999985" calcext:value-type="float">
            <text:p>9.01</text:p>
          </table:table-cell>
          <table:table-cell table:number-columns-repeated="10"/>
          <table:table-cell table:formula="of:=AVERAGE([.B51:.AY51])" office:value-type="float" office:value="23.9795000000007" calcext:value-type="float">
            <text:p>23.9795</text:p>
          </table:table-cell>
          <table:table-cell table:formula="of:=STDEV([.B51:.AY51])" office:value-type="float" office:value="22.2079437104435" calcext:value-type="float">
            <text:p>22.2079437104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11999999999985" calcext:value-type="float">
            <text:p>9.12</text:p>
          </table:table-cell>
          <table:table-cell office:value-type="float" office:value="13.7999999999998" calcext:value-type="float">
            <text:p>13.8</text:p>
          </table:table-cell>
          <table:table-cell office:value-type="float" office:value="7.16999999999989" calcext:value-type="float">
            <text:p>7.17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13.3099999999998" calcext:value-type="float">
            <text:p>13.31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45.7199999999995" calcext:value-type="float">
            <text:p>45.72</text:p>
          </table:table-cell>
          <table:table-cell office:value-type="float" office:value="22.5200000000007" calcext:value-type="float">
            <text:p>22.52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9.56999999999984" calcext:value-type="float">
            <text:p>9.57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7.43999999999989" calcext:value-type="float">
            <text:p>7.44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15.7299999999997" calcext:value-type="float">
            <text:p>15.73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8.62999999999986" calcext:value-type="float">
            <text:p>8.63</text:p>
          </table:table-cell>
          <table:table-cell office:value-type="float" office:value="46.7499999999993" calcext:value-type="float">
            <text:p>46.75</text:p>
          </table:table-cell>
          <table:table-cell office:value-type="float" office:value="2.07" calcext:value-type="float">
            <text:p>2.07</text:p>
          </table:table-cell>
          <table:table-cell office:value-type="float" office:value="17.0399999999999" calcext:value-type="float">
            <text:p>17.04</text:p>
          </table:table-cell>
          <table:table-cell office:value-type="float" office:value="43.18" calcext:value-type="float">
            <text:p>43.18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21.1800000000005" calcext:value-type="float">
            <text:p>21.18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23.9900000000009" calcext:value-type="float">
            <text:p>23.99</text:p>
          </table:table-cell>
          <table:table-cell office:value-type="float" office:value="9.36999999999985" calcext:value-type="float">
            <text:p>9.37</text:p>
          </table:table-cell>
          <table:table-cell office:value-type="float" office:value="53.039999999998" calcext:value-type="float">
            <text:p>53.04</text:p>
          </table:table-cell>
          <table:table-cell office:value-type="float" office:value="23.2700000000008" calcext:value-type="float">
            <text:p>23.27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25.8900000000012" calcext:value-type="float">
            <text:p>25.89</text:p>
          </table:table-cell>
          <table:table-cell office:value-type="float" office:value="63.6599999999959" calcext:value-type="float">
            <text:p>63.66</text:p>
          </table:table-cell>
          <table:table-cell office:value-type="float" office:value="77.7100000000029" calcext:value-type="float">
            <text:p>77.71</text:p>
          </table:table-cell>
          <table:table-cell office:value-type="float" office:value="11.9599999999998" calcext:value-type="float">
            <text:p>11.96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2.18" calcext:value-type="float">
            <text:p>2.18</text:p>
          </table:table-cell>
          <table:table-cell office:value-type="float" office:value="42.2500000000002" calcext:value-type="float">
            <text:p>42.25</text:p>
          </table:table-cell>
          <table:table-cell office:value-type="float" office:value="13.0399999999998" calcext:value-type="float">
            <text:p>13.04</text:p>
          </table:table-cell>
          <table:table-cell table:number-columns-repeated="10"/>
          <table:table-cell table:formula="of:=AVERAGE([.B52:.AY52])" office:value-type="float" office:value="17.7887499999999" calcext:value-type="float">
            <text:p>17.78875</text:p>
          </table:table-cell>
          <table:table-cell table:formula="of:=STDEV([.B52:.AY52])" office:value-type="float" office:value="18.3522608385074" calcext:value-type="float">
            <text:p>18.3522608385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16.4999999999998" calcext:value-type="float">
            <text:p>16.5</text:p>
          </table:table-cell>
          <table:table-cell office:value-type="float" office:value="17.62" calcext:value-type="float">
            <text:p>17.62</text:p>
          </table:table-cell>
          <table:table-cell office:value-type="float" office:value="26.8800000000014" calcext:value-type="float">
            <text:p>26.88</text:p>
          </table:table-cell>
          <table:table-cell office:value-type="float" office:value="68.199999999998" calcext:value-type="float">
            <text:p>68.2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1.74" calcext:value-type="float">
            <text:p>1.74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37.4700000000011" calcext:value-type="float">
            <text:p>37.47</text:p>
          </table:table-cell>
          <table:table-cell office:value-type="float" office:value="12.2899999999998" calcext:value-type="float">
            <text:p>12.29</text:p>
          </table:table-cell>
          <table:table-cell office:value-type="float" office:value="19.7600000000003" calcext:value-type="float">
            <text:p>19.76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53.359999999998" calcext:value-type="float">
            <text:p>53.36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1.7" calcext:value-type="float">
            <text:p>1.7</text:p>
          </table:table-cell>
          <table:table-cell office:value-type="float" office:value="32.6000000000021" calcext:value-type="float">
            <text:p>32.6</text:p>
          </table:table-cell>
          <table:table-cell office:value-type="float" office:value="12.4499999999998" calcext:value-type="float">
            <text:p>12.45</text:p>
          </table:table-cell>
          <table:table-cell office:value-type="float" office:value="18.2200000000001" calcext:value-type="float">
            <text:p>18.22</text:p>
          </table:table-cell>
          <table:table-cell office:value-type="float" office:value="24.570000000001" calcext:value-type="float">
            <text:p>24.57</text:p>
          </table:table-cell>
          <table:table-cell office:value-type="float" office:value="10.4199999999998" calcext:value-type="float">
            <text:p>10.42</text:p>
          </table:table-cell>
          <table:table-cell office:value-type="float" office:value="1.92" calcext:value-type="float">
            <text:p>1.92</text:p>
          </table:table-cell>
          <table:table-cell office:value-type="float" office:value="27.3700000000015" calcext:value-type="float">
            <text:p>27.37</text:p>
          </table:table-cell>
          <table:table-cell office:value-type="float" office:value="16.1999999999997" calcext:value-type="float">
            <text:p>16.2</text:p>
          </table:table-cell>
          <table:table-cell office:value-type="float" office:value="11.1899999999998" calcext:value-type="float">
            <text:p>11.19</text:p>
          </table:table-cell>
          <table:table-cell office:value-type="float" office:value="32.0800000000022" calcext:value-type="float">
            <text:p>32.08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11.3499999999998" calcext:value-type="float">
            <text:p>11.35</text:p>
          </table:table-cell>
          <table:table-cell office:value-type="float" office:value="13.9599999999997" calcext:value-type="float">
            <text:p>13.96</text:p>
          </table:table-cell>
          <table:table-cell office:value-type="float" office:value="13.5799999999998" calcext:value-type="float">
            <text:p>13.58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71.1599999999995" calcext:value-type="float">
            <text:p>71.16</text:p>
          </table:table-cell>
          <table:table-cell office:value-type="float" office:value="11.6399999999998" calcext:value-type="float">
            <text:p>11.64</text:p>
          </table:table-cell>
          <table:table-cell office:value-type="float" office:value="38.140000000001" calcext:value-type="float">
            <text:p>38.14</text:p>
          </table:table-cell>
          <table:table-cell office:value-type="float" office:value="24.8900000000011" calcext:value-type="float">
            <text:p>24.89</text:p>
          </table:table-cell>
          <table:table-cell office:value-type="float" office:value="21.3000000000005" calcext:value-type="float">
            <text:p>21.3</text:p>
          </table:table-cell>
          <table:table-cell table:number-columns-repeated="10"/>
          <table:table-cell table:formula="of:=AVERAGE([.B53:.AY53])" office:value-type="float" office:value="17.8397500000001" calcext:value-type="float">
            <text:p>17.83975</text:p>
          </table:table-cell>
          <table:table-cell table:formula="of:=STDEV([.B53:.AY53])" office:value-type="float" office:value="16.8817707005864" calcext:value-type="float">
            <text:p>16.8817707006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14.7599999999997" calcext:value-type="float">
            <text:p>14.76</text:p>
          </table:table-cell>
          <table:table-cell office:value-type="float" office:value="28.5600000000017" calcext:value-type="float">
            <text:p>28.56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8.8899999999969" calcext:value-type="float">
            <text:p>58.89</text:p>
          </table:table-cell>
          <table:table-cell office:value-type="float" office:value="9.34999999999985" calcext:value-type="float">
            <text:p>9.35</text:p>
          </table:table-cell>
          <table:table-cell office:value-type="float" office:value="33.6900000000019" calcext:value-type="float">
            <text:p>33.69</text:p>
          </table:table-cell>
          <table:table-cell office:value-type="float" office:value="30.500000000002" calcext:value-type="float">
            <text:p>30.5</text:p>
          </table:table-cell>
          <table:table-cell office:value-type="float" office:value="14.3899999999997" calcext:value-type="float">
            <text:p>14.39</text:p>
          </table:table-cell>
          <table:table-cell office:value-type="float" office:value="28.4500000000016" calcext:value-type="float">
            <text:p>28.45</text:p>
          </table:table-cell>
          <table:table-cell office:value-type="float" office:value="31.9000000000022" calcext:value-type="float">
            <text:p>31.9</text:p>
          </table:table-cell>
          <table:table-cell office:value-type="float" office:value="9.40999999999984" calcext:value-type="float">
            <text:p>9.41</text:p>
          </table:table-cell>
          <table:table-cell office:value-type="float" office:value="23.0100000000008" calcext:value-type="float">
            <text:p>23.01</text:p>
          </table:table-cell>
          <table:table-cell office:value-type="float" office:value="58.209999999997" calcext:value-type="float">
            <text:p>58.21</text:p>
          </table:table-cell>
          <table:table-cell office:value-type="float" office:value="54.1899999999978" calcext:value-type="float">
            <text:p>54.19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61.5699999999963" calcext:value-type="float">
            <text:p>61.57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12.3499999999998" calcext:value-type="float">
            <text:p>12.35</text:p>
          </table:table-cell>
          <table:table-cell office:value-type="float" office:value="18.2200000000001" calcext:value-type="float">
            <text:p>18.22</text:p>
          </table:table-cell>
          <table:table-cell office:value-type="float" office:value="12.7799999999998" calcext:value-type="float">
            <text:p>12.78</text:p>
          </table:table-cell>
          <table:table-cell office:value-type="float" office:value="1.91" calcext:value-type="float">
            <text:p>1.91</text:p>
          </table:table-cell>
          <table:table-cell office:value-type="float" office:value="9.67999999999984" calcext:value-type="float">
            <text:p>9.68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30.830000000002" calcext:value-type="float">
            <text:p>30.83</text:p>
          </table:table-cell>
          <table:table-cell office:value-type="float" office:value="67.7299999999977" calcext:value-type="float">
            <text:p>67.73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14.9799999999997" calcext:value-type="float">
            <text:p>14.98</text:p>
          </table:table-cell>
          <table:table-cell office:value-type="float" office:value="8.33999999999987" calcext:value-type="float">
            <text:p>8.34</text:p>
          </table:table-cell>
          <table:table-cell office:value-type="float" office:value="8.62999999999986" calcext:value-type="float">
            <text:p>8.63</text:p>
          </table:table-cell>
          <table:table-cell office:value-type="float" office:value="16.6399999999998" calcext:value-type="float">
            <text:p>16.64</text:p>
          </table:table-cell>
          <table:table-cell office:value-type="float" office:value="44.9199999999996" calcext:value-type="float">
            <text:p>44.92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26.6100000000014" calcext:value-type="float">
            <text:p>26.61</text:p>
          </table:table-cell>
          <table:table-cell office:value-type="float" office:value="10.9899999999998" calcext:value-type="float">
            <text:p>10.99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32.5000000000021" calcext:value-type="float">
            <text:p>32.5</text:p>
          </table:table-cell>
          <table:table-cell office:value-type="float" office:value="44.7599999999997" calcext:value-type="float">
            <text:p>44.76</text:p>
          </table:table-cell>
          <table:table-cell table:number-columns-repeated="10"/>
          <table:table-cell table:formula="of:=AVERAGE([.B54:.AY54])" office:value-type="float" office:value="21.6587499999999" calcext:value-type="float">
            <text:p>21.65875</text:p>
          </table:table-cell>
          <table:table-cell table:formula="of:=STDEV([.B54:.AY54])" office:value-type="float" office:value="18.7861551841388" calcext:value-type="float">
            <text:p>18.7861551841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7" calcext:value-type="float">
            <text:p>2.27</text:p>
          </table:table-cell>
          <table:table-cell office:value-type="float" office:value="41.9100000000002" calcext:value-type="float">
            <text:p>41.91</text:p>
          </table:table-cell>
          <table:table-cell office:value-type="float" office:value="29.3900000000018" calcext:value-type="float">
            <text:p>29.39</text:p>
          </table:table-cell>
          <table:table-cell office:value-type="float" office:value="10.9199999999998" calcext:value-type="float">
            <text:p>10.92</text:p>
          </table:table-cell>
          <table:table-cell office:value-type="float" office:value="21.6400000000006" calcext:value-type="float">
            <text:p>21.64</text:p>
          </table:table-cell>
          <table:table-cell office:value-type="float" office:value="17.89" calcext:value-type="float">
            <text:p>17.89</text:p>
          </table:table-cell>
          <table:table-cell office:value-type="float" office:value="11.2099999999998" calcext:value-type="float">
            <text:p>11.21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25.9600000000013" calcext:value-type="float">
            <text:p>25.96</text:p>
          </table:table-cell>
          <table:table-cell office:value-type="float" office:value="9.40999999999984" calcext:value-type="float">
            <text:p>9.41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24.540000000001" calcext:value-type="float">
            <text:p>24.54</text:p>
          </table:table-cell>
          <table:table-cell office:value-type="float" office:value="15.7799999999997" calcext:value-type="float">
            <text:p>15.78</text:p>
          </table:table-cell>
          <table:table-cell office:value-type="float" office:value="22.5600000000007" calcext:value-type="float">
            <text:p>22.56</text:p>
          </table:table-cell>
          <table:table-cell office:value-type="float" office:value="20.3600000000004" calcext:value-type="float">
            <text:p>20.36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10.1399999999998" calcext:value-type="float">
            <text:p>10.14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65.9999999999969" calcext:value-type="float">
            <text:p>66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20.8800000000005" calcext:value-type="float">
            <text:p>20.88</text:p>
          </table:table-cell>
          <table:table-cell office:value-type="float" office:value="18.7500000000001" calcext:value-type="float">
            <text:p>18.75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27.1900000000014" calcext:value-type="float">
            <text:p>27.19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2.3700000000007" calcext:value-type="float">
            <text:p>22.37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19.9800000000003" calcext:value-type="float">
            <text:p>19.98</text:p>
          </table:table-cell>
          <table:table-cell office:value-type="float" office:value="14.2999999999997" calcext:value-type="float">
            <text:p>14.3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28.1600000000016" calcext:value-type="float">
            <text:p>28.16</text:p>
          </table:table-cell>
          <table:table-cell office:value-type="float" office:value="14.2299999999997" calcext:value-type="float">
            <text:p>14.23</text:p>
          </table:table-cell>
          <table:table-cell office:value-type="float" office:value="14.4799999999997" calcext:value-type="float">
            <text:p>14.48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9.39999999999984" calcext:value-type="float">
            <text:p>9.4</text:p>
          </table:table-cell>
          <table:table-cell office:value-type="float" office:value="11.6899999999998" calcext:value-type="float">
            <text:p>11.69</text:p>
          </table:table-cell>
          <table:table-cell table:number-columns-repeated="10"/>
          <table:table-cell table:formula="of:=AVERAGE([.B55:.AY55])" office:value-type="float" office:value="15.1710000000001" calcext:value-type="float">
            <text:p>15.171</text:p>
          </table:table-cell>
          <table:table-cell table:formula="of:=STDEV([.B55:.AY55])" office:value-type="float" office:value="12.3904334064632" calcext:value-type="float">
            <text:p>12.3904334065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92999999999988" calcext:value-type="float">
            <text:p>7.93</text:p>
          </table:table-cell>
          <table:table-cell office:value-type="float" office:value="20.9500000000005" calcext:value-type="float">
            <text:p>20.95</text:p>
          </table:table-cell>
          <table:table-cell office:value-type="float" office:value="10.5699999999998" calcext:value-type="float">
            <text:p>10.57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9.30999999999985" calcext:value-type="float">
            <text:p>9.31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10.8899999999998" calcext:value-type="float">
            <text:p>10.89</text:p>
          </table:table-cell>
          <table:table-cell office:value-type="float" office:value="21.8400000000006" calcext:value-type="float">
            <text:p>21.84</text:p>
          </table:table-cell>
          <table:table-cell office:value-type="float" office:value="14.1399999999997" calcext:value-type="float">
            <text:p>14.14</text:p>
          </table:table-cell>
          <table:table-cell office:value-type="float" office:value="54.2999999999978" calcext:value-type="float">
            <text:p>54.3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14.1899999999997" calcext:value-type="float">
            <text:p>14.19</text:p>
          </table:table-cell>
          <table:table-cell office:value-type="float" office:value="80.5600000000043" calcext:value-type="float">
            <text:p>80.56</text:p>
          </table:table-cell>
          <table:table-cell office:value-type="float" office:value="8.31999999999987" calcext:value-type="float">
            <text:p>8.32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7.35999999999989" calcext:value-type="float">
            <text:p>7.36</text:p>
          </table:table-cell>
          <table:table-cell office:value-type="float" office:value="1.95" calcext:value-type="float">
            <text:p>1.95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9.53999999999984" calcext:value-type="float">
            <text:p>9.54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19.1100000000002" calcext:value-type="float">
            <text:p>19.11</text:p>
          </table:table-cell>
          <table:table-cell office:value-type="float" office:value="19.4600000000002" calcext:value-type="float">
            <text:p>19.46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14.8199999999997" calcext:value-type="float">
            <text:p>14.82</text:p>
          </table:table-cell>
          <table:table-cell office:value-type="float" office:value="21.7500000000006" calcext:value-type="float">
            <text:p>21.75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39.2600000000008" calcext:value-type="float">
            <text:p>39.26</text:p>
          </table:table-cell>
          <table:table-cell office:value-type="float" office:value="2.26" calcext:value-type="float">
            <text:p>2.26</text:p>
          </table:table-cell>
          <table:table-cell office:value-type="float" office:value="55.7799999999975" calcext:value-type="float">
            <text:p>55.78</text:p>
          </table:table-cell>
          <table:table-cell office:value-type="float" office:value="27.0300000000014" calcext:value-type="float">
            <text:p>27.03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11.0099999999998" calcext:value-type="float">
            <text:p>11.01</text:p>
          </table:table-cell>
          <table:table-cell office:value-type="float" office:value="50.0099999999986" calcext:value-type="float">
            <text:p>50.01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13.9199999999997" calcext:value-type="float">
            <text:p>13.92</text:p>
          </table:table-cell>
          <table:table-cell office:value-type="float" office:value="7.45999999999989" calcext:value-type="float">
            <text:p>7.46</text:p>
          </table:table-cell>
          <table:table-cell table:number-columns-repeated="10"/>
          <table:table-cell table:formula="of:=AVERAGE([.B56:.AY56])" office:value-type="float" office:value="15.64425" calcext:value-type="float">
            <text:p>15.64425</text:p>
          </table:table-cell>
          <table:table-cell table:formula="of:=STDEV([.B56:.AY56])" office:value-type="float" office:value="17.3046236429193" calcext:value-type="float">
            <text:p>17.3046236429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23.0500000000008" calcext:value-type="float">
            <text:p>23.05</text:p>
          </table:table-cell>
          <table:table-cell office:value-type="float" office:value="10.5299999999998" calcext:value-type="float">
            <text:p>10.53</text:p>
          </table:table-cell>
          <table:table-cell office:value-type="float" office:value="24.550000000001" calcext:value-type="float">
            <text:p>24.55</text:p>
          </table:table-cell>
          <table:table-cell office:value-type="float" office:value="31.2200000000021" calcext:value-type="float">
            <text:p>31.22</text:p>
          </table:table-cell>
          <table:table-cell office:value-type="float" office:value="18.2700000000001" calcext:value-type="float">
            <text:p>18.27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27.1200000000014" calcext:value-type="float">
            <text:p>27.12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42.7100000000001" calcext:value-type="float">
            <text:p>42.71</text:p>
          </table:table-cell>
          <table:table-cell office:value-type="float" office:value="42.8300000000001" calcext:value-type="float">
            <text:p>42.83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40.9100000000004" calcext:value-type="float">
            <text:p>40.91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8.61999999999986" calcext:value-type="float">
            <text:p>8.62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22.8000000000008" calcext:value-type="float">
            <text:p>22.8</text:p>
          </table:table-cell>
          <table:table-cell office:value-type="float" office:value="27.3600000000015" calcext:value-type="float">
            <text:p>27.36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15.6499999999997" calcext:value-type="float">
            <text:p>15.65</text:p>
          </table:table-cell>
          <table:table-cell office:value-type="float" office:value="8.80999999999986" calcext:value-type="float">
            <text:p>8.81</text:p>
          </table:table-cell>
          <table:table-cell office:value-type="float" office:value="43.5799999999999" calcext:value-type="float">
            <text:p>43.58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42.86" calcext:value-type="float">
            <text:p>42.86</text:p>
          </table:table-cell>
          <table:table-cell office:value-type="float" office:value="45.4799999999995" calcext:value-type="float">
            <text:p>45.48</text:p>
          </table:table-cell>
          <table:table-cell office:value-type="float" office:value="19.5800000000003" calcext:value-type="float">
            <text:p>19.58</text:p>
          </table:table-cell>
          <table:table-cell office:value-type="float" office:value="24.010000000001" calcext:value-type="float">
            <text:p>24.01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18.6400000000001" calcext:value-type="float">
            <text:p>18.64</text:p>
          </table:table-cell>
          <table:table-cell office:value-type="float" office:value="2.21" calcext:value-type="float">
            <text:p>2.21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8.59999999999986" calcext:value-type="float">
            <text:p>8.6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18.15" calcext:value-type="float">
            <text:p>18.15</text:p>
          </table:table-cell>
          <table:table-cell table:number-columns-repeated="10"/>
          <table:table-cell table:formula="of:=AVERAGE([.B57:.AY57])" office:value-type="float" office:value="16.5460000000002" calcext:value-type="float">
            <text:p>16.546</text:p>
          </table:table-cell>
          <table:table-cell table:formula="of:=STDEV([.B57:.AY57])" office:value-type="float" office:value="13.8575975273773" calcext:value-type="float">
            <text:p>13.8575975274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7800000000008" calcext:value-type="float">
            <text:p>22.78</text:p>
          </table:table-cell>
          <table:table-cell office:value-type="float" office:value="20.4600000000004" calcext:value-type="float">
            <text:p>20.46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54.1499999999978" calcext:value-type="float">
            <text:p>54.15</text:p>
          </table:table-cell>
          <table:table-cell office:value-type="float" office:value="21.0900000000005" calcext:value-type="float">
            <text:p>21.09</text:p>
          </table:table-cell>
          <table:table-cell office:value-type="float" office:value="11.2499999999998" calcext:value-type="float">
            <text:p>11.25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9.99999999999983" calcext:value-type="float">
            <text:p>10</text:p>
          </table:table-cell>
          <table:table-cell office:value-type="float" office:value="7.16999999999989" calcext:value-type="float">
            <text:p>7.17</text:p>
          </table:table-cell>
          <table:table-cell office:value-type="float" office:value="1.6" calcext:value-type="float">
            <text:p>1.6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7.81999999999988" calcext:value-type="float">
            <text:p>7.82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17.77" calcext:value-type="float">
            <text:p>17.77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42.5900000000001" calcext:value-type="float">
            <text:p>42.59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14.8699999999997" calcext:value-type="float">
            <text:p>14.87</text:p>
          </table:table-cell>
          <table:table-cell office:value-type="float" office:value="19.0000000000002" calcext:value-type="float">
            <text:p>19</text:p>
          </table:table-cell>
          <table:table-cell office:value-type="float" office:value="23.6000000000009" calcext:value-type="float">
            <text:p>23.6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25.4200000000012" calcext:value-type="float">
            <text:p>25.42</text:p>
          </table:table-cell>
          <table:table-cell office:value-type="float" office:value="17.95" calcext:value-type="float">
            <text:p>17.95</text:p>
          </table:table-cell>
          <table:table-cell office:value-type="float" office:value="20.4000000000004" calcext:value-type="float">
            <text:p>20.4</text:p>
          </table:table-cell>
          <table:table-cell office:value-type="float" office:value="17.4999999999999" calcext:value-type="float">
            <text:p>17.5</text:p>
          </table:table-cell>
          <table:table-cell office:value-type="float" office:value="33.6800000000019" calcext:value-type="float">
            <text:p>33.68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43.09" calcext:value-type="float">
            <text:p>43.09</text:p>
          </table:table-cell>
          <table:table-cell office:value-type="float" office:value="40.7600000000005" calcext:value-type="float">
            <text:p>40.76</text:p>
          </table:table-cell>
          <table:table-cell office:value-type="float" office:value="41.7600000000003" calcext:value-type="float">
            <text:p>41.76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17.5299999999999" calcext:value-type="float">
            <text:p>17.53</text:p>
          </table:table-cell>
          <table:table-cell office:value-type="float" office:value="12.4999999999998" calcext:value-type="float">
            <text:p>12.5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9.5500000000003" calcext:value-type="float">
            <text:p>19.55</text:p>
          </table:table-cell>
          <table:table-cell table:number-columns-repeated="10"/>
          <table:table-cell table:formula="of:=AVERAGE([.B58:.AY58])" office:value-type="float" office:value="16.5037500000001" calcext:value-type="float">
            <text:p>16.50375</text:p>
          </table:table-cell>
          <table:table-cell table:formula="of:=STDEV([.B58:.AY58])" office:value-type="float" office:value="13.1434760432696" calcext:value-type="float">
            <text:p>13.1434760433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39.9600000000006" calcext:value-type="float">
            <text:p>39.96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21.8500000000006" calcext:value-type="float">
            <text:p>21.85</text:p>
          </table:table-cell>
          <table:table-cell office:value-type="float" office:value="26.9300000000014" calcext:value-type="float">
            <text:p>26.93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28.3400000000016" calcext:value-type="float">
            <text:p>28.34</text:p>
          </table:table-cell>
          <table:table-cell office:value-type="float" office:value="36.8800000000012" calcext:value-type="float">
            <text:p>36.88</text:p>
          </table:table-cell>
          <table:table-cell office:value-type="float" office:value="12.4199999999998" calcext:value-type="float">
            <text:p>12.42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7.69999999999988" calcext:value-type="float">
            <text:p>7.7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15.2899999999997" calcext:value-type="float">
            <text:p>15.29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12.3699999999998" calcext:value-type="float">
            <text:p>12.37</text:p>
          </table:table-cell>
          <table:table-cell office:value-type="float" office:value="15.5099999999997" calcext:value-type="float">
            <text:p>15.5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28.1100000000016" calcext:value-type="float">
            <text:p>28.11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32.5500000000021" calcext:value-type="float">
            <text:p>32.55</text:p>
          </table:table-cell>
          <table:table-cell office:value-type="float" office:value="26.3000000000013" calcext:value-type="float">
            <text:p>26.3</text:p>
          </table:table-cell>
          <table:table-cell office:value-type="float" office:value="34.3600000000017" calcext:value-type="float">
            <text:p>34.36</text:p>
          </table:table-cell>
          <table:table-cell office:value-type="float" office:value="1.47" calcext:value-type="float">
            <text:p>1.47</text:p>
          </table:table-cell>
          <table:table-cell office:value-type="float" office:value="37.3400000000011" calcext:value-type="float">
            <text:p>37.34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29.8900000000019" calcext:value-type="float">
            <text:p>29.89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3.90999999999996" calcext:value-type="float">
            <text:p>3.91</text:p>
          </table:table-cell>
          <table:table-cell table:number-columns-repeated="10"/>
          <table:table-cell table:formula="of:=AVERAGE([.B59:.AY59])" office:value-type="float" office:value="13.6272500000003" calcext:value-type="float">
            <text:p>13.62725</text:p>
          </table:table-cell>
          <table:table-cell table:formula="of:=STDEV([.B59:.AY59])" office:value-type="float" office:value="11.7164898015252" calcext:value-type="float">
            <text:p>11.7164898015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8699999999998" calcext:value-type="float">
            <text:p>10.87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13.4599999999998" calcext:value-type="float">
            <text:p>13.46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17.1299999999999" calcext:value-type="float">
            <text:p>17.13</text:p>
          </table:table-cell>
          <table:table-cell office:value-type="float" office:value="20.3700000000004" calcext:value-type="float">
            <text:p>20.37</text:p>
          </table:table-cell>
          <table:table-cell office:value-type="float" office:value="39.2800000000008" calcext:value-type="float">
            <text:p>39.28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27.7200000000015" calcext:value-type="float">
            <text:p>27.72</text:p>
          </table:table-cell>
          <table:table-cell office:value-type="float" office:value="17.2099999999999" calcext:value-type="float">
            <text:p>17.21</text:p>
          </table:table-cell>
          <table:table-cell office:value-type="float" office:value="27.9500000000016" calcext:value-type="float">
            <text:p>27.9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54.1999999999978" calcext:value-type="float">
            <text:p>54.2</text:p>
          </table:table-cell>
          <table:table-cell office:value-type="float" office:value="24.6500000000011" calcext:value-type="float">
            <text:p>24.65</text:p>
          </table:table-cell>
          <table:table-cell office:value-type="float" office:value="15.1799999999997" calcext:value-type="float">
            <text:p>15.18</text:p>
          </table:table-cell>
          <table:table-cell office:value-type="float" office:value="19.3500000000002" calcext:value-type="float">
            <text:p>19.35</text:p>
          </table:table-cell>
          <table:table-cell office:value-type="float" office:value="11.4099999999998" calcext:value-type="float">
            <text:p>11.41</text:p>
          </table:table-cell>
          <table:table-cell office:value-type="float" office:value="32.1300000000022" calcext:value-type="float">
            <text:p>32.13</text:p>
          </table:table-cell>
          <table:table-cell office:value-type="float" office:value="26.9600000000014" calcext:value-type="float">
            <text:p>26.96</text:p>
          </table:table-cell>
          <table:table-cell office:value-type="float" office:value="25.9100000000012" calcext:value-type="float">
            <text:p>25.91</text:p>
          </table:table-cell>
          <table:table-cell office:value-type="float" office:value="48.219999999999" calcext:value-type="float">
            <text:p>48.22</text:p>
          </table:table-cell>
          <table:table-cell office:value-type="float" office:value="8.88999999999986" calcext:value-type="float">
            <text:p>8.89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10.7399999999998" calcext:value-type="float">
            <text:p>10.74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14.3399999999997" calcext:value-type="float">
            <text:p>14.34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15.3299999999997" calcext:value-type="float">
            <text:p>15.33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12.5099999999998" calcext:value-type="float">
            <text:p>12.51</text:p>
          </table:table-cell>
          <table:table-cell office:value-type="float" office:value="52.7999999999981" calcext:value-type="float">
            <text:p>52.8</text:p>
          </table:table-cell>
          <table:table-cell office:value-type="float" office:value="2.29" calcext:value-type="float">
            <text:p>2.29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10.7299999999998" calcext:value-type="float">
            <text:p>10.73</text:p>
          </table:table-cell>
          <table:table-cell office:value-type="float" office:value="3.08999999999998" calcext:value-type="float">
            <text:p>3.09</text:p>
          </table:table-cell>
          <table:table-cell table:number-columns-repeated="10"/>
          <table:table-cell table:formula="of:=AVERAGE([.B60:.AY60])" office:value-type="float" office:value="15.978" calcext:value-type="float">
            <text:p>15.978</text:p>
          </table:table-cell>
          <table:table-cell table:formula="of:=STDEV([.B60:.AY60])" office:value-type="float" office:value="13.7743699562741" calcext:value-type="float">
            <text:p>13.7743699563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10.1499999999998" calcext:value-type="float">
            <text:p>10.15</text:p>
          </table:table-cell>
          <table:table-cell office:value-type="float" office:value="10.5499999999998" calcext:value-type="float">
            <text:p>10.55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65.1799999999964" calcext:value-type="float">
            <text:p>65.18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12.6799999999998" calcext:value-type="float">
            <text:p>12.68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10.2999999999998" calcext:value-type="float">
            <text:p>10.3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17.4499999999999" calcext:value-type="float">
            <text:p>17.45</text:p>
          </table:table-cell>
          <table:table-cell office:value-type="float" office:value="22.0700000000007" calcext:value-type="float">
            <text:p>22.07</text:p>
          </table:table-cell>
          <table:table-cell office:value-type="float" office:value="10.4899999999998" calcext:value-type="float">
            <text:p>10.49</text:p>
          </table:table-cell>
          <table:table-cell office:value-type="float" office:value="37.3700000000011" calcext:value-type="float">
            <text:p>37.37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2.19" calcext:value-type="float">
            <text:p>2.19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14.7099999999997" calcext:value-type="float">
            <text:p>14.71</text:p>
          </table:table-cell>
          <table:table-cell office:value-type="float" office:value="51.0499999999984" calcext:value-type="float">
            <text:p>51.05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14.0199999999997" calcext:value-type="float">
            <text:p>14.02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9.47999999999984" calcext:value-type="float">
            <text:p>9.48</text:p>
          </table:table-cell>
          <table:table-cell office:value-type="float" office:value="13.4599999999998" calcext:value-type="float">
            <text:p>13.46</text:p>
          </table:table-cell>
          <table:table-cell office:value-type="float" office:value="13.4199999999998" calcext:value-type="float">
            <text:p>13.42</text:p>
          </table:table-cell>
          <table:table-cell office:value-type="float" office:value="26.0700000000013" calcext:value-type="float">
            <text:p>26.07</text:p>
          </table:table-cell>
          <table:table-cell office:value-type="float" office:value="5.70999999999992" calcext:value-type="float">
            <text:p>5.71</text:p>
          </table:table-cell>
          <table:table-cell office:value-type="float" office:value="15.4399999999997" calcext:value-type="float">
            <text:p>15.44</text:p>
          </table:table-cell>
          <table:table-cell office:value-type="float" office:value="33.6000000000019" calcext:value-type="float">
            <text:p>33.6</text:p>
          </table:table-cell>
          <table:table-cell office:value-type="float" office:value="11.0199999999998" calcext:value-type="float">
            <text:p>11.02</text:p>
          </table:table-cell>
          <table:table-cell office:value-type="float" office:value="12.2299999999998" calcext:value-type="float">
            <text:p>12.23</text:p>
          </table:table-cell>
          <table:table-cell office:value-type="float" office:value="10.6399999999998" calcext:value-type="float">
            <text:p>10.64</text:p>
          </table:table-cell>
          <table:table-cell office:value-type="float" office:value="17.0999999999999" calcext:value-type="float">
            <text:p>17.1</text:p>
          </table:table-cell>
          <table:table-cell office:value-type="float" office:value="1.8" calcext:value-type="float">
            <text:p>1.8</text:p>
          </table:table-cell>
          <table:table-cell office:value-type="float" office:value="26.2200000000013" calcext:value-type="float">
            <text:p>26.22</text:p>
          </table:table-cell>
          <table:table-cell office:value-type="float" office:value="27.5700000000015" calcext:value-type="float">
            <text:p>27.57</text:p>
          </table:table-cell>
          <table:table-cell office:value-type="float" office:value="20.3100000000004" calcext:value-type="float">
            <text:p>20.31</text:p>
          </table:table-cell>
          <table:table-cell table:number-columns-repeated="10"/>
          <table:table-cell table:formula="of:=AVERAGE([.B61:.AY61])" office:value-type="float" office:value="15.035" calcext:value-type="float">
            <text:p>15.035</text:p>
          </table:table-cell>
          <table:table-cell table:formula="of:=STDEV([.B61:.AY61])" office:value-type="float" office:value="13.1269862965863" calcext:value-type="float">
            <text:p>13.1269862966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20.1200000000003" calcext:value-type="float">
            <text:p>20.12</text:p>
          </table:table-cell>
          <table:table-cell office:value-type="float" office:value="55.6499999999975" calcext:value-type="float">
            <text:p>55.65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13.8399999999998" calcext:value-type="float">
            <text:p>13.84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11.3099999999998" calcext:value-type="float">
            <text:p>11.31</text:p>
          </table:table-cell>
          <table:table-cell office:value-type="float" office:value="25.6100000000012" calcext:value-type="float">
            <text:p>25.61</text:p>
          </table:table-cell>
          <table:table-cell office:value-type="float" office:value="15.3999999999997" calcext:value-type="float">
            <text:p>15.4</text:p>
          </table:table-cell>
          <table:table-cell office:value-type="float" office:value="26.3700000000013" calcext:value-type="float">
            <text:p>26.37</text:p>
          </table:table-cell>
          <table:table-cell office:value-type="float" office:value="48.079999999999" calcext:value-type="float">
            <text:p>48.08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18.6600000000001" calcext:value-type="float">
            <text:p>18.66</text:p>
          </table:table-cell>
          <table:table-cell office:value-type="float" office:value="49.3799999999987" calcext:value-type="float">
            <text:p>49.38</text:p>
          </table:table-cell>
          <table:table-cell office:value-type="float" office:value="48.3899999999989" calcext:value-type="float">
            <text:p>48.39</text:p>
          </table:table-cell>
          <table:table-cell office:value-type="float" office:value="33.8100000000018" calcext:value-type="float">
            <text:p>33.81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11.8299999999998" calcext:value-type="float">
            <text:p>11.83</text:p>
          </table:table-cell>
          <table:table-cell office:value-type="float" office:value="10.9699999999998" calcext:value-type="float">
            <text:p>10.97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14.3699999999997" calcext:value-type="float">
            <text:p>14.37</text:p>
          </table:table-cell>
          <table:table-cell office:value-type="float" office:value="13.5899999999998" calcext:value-type="float">
            <text:p>13.59</text:p>
          </table:table-cell>
          <table:table-cell office:value-type="float" office:value="14.1399999999997" calcext:value-type="float">
            <text:p>14.14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42.5900000000001" calcext:value-type="float">
            <text:p>42.59</text:p>
          </table:table-cell>
          <table:table-cell office:value-type="float" office:value="8.02999999999987" calcext:value-type="float">
            <text:p>8.03</text:p>
          </table:table-cell>
          <table:table-cell office:value-type="float" office:value="31.6200000000021" calcext:value-type="float">
            <text:p>31.62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22.2800000000007" calcext:value-type="float">
            <text:p>22.28</text:p>
          </table:table-cell>
          <table:table-cell office:value-type="float" office:value="1.52" calcext:value-type="float">
            <text:p>1.52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30.0300000000019" calcext:value-type="float">
            <text:p>30.03</text:p>
          </table:table-cell>
          <table:table-cell office:value-type="float" office:value="3.84999999999996" calcext:value-type="float">
            <text:p>3.85</text:p>
          </table:table-cell>
          <table:table-cell table:number-columns-repeated="10"/>
          <table:table-cell table:formula="of:=AVERAGE([.B62:.AY62])" office:value-type="float" office:value="16.31725" calcext:value-type="float">
            <text:p>16.31725</text:p>
          </table:table-cell>
          <table:table-cell table:formula="of:=STDEV([.B62:.AY62])" office:value-type="float" office:value="15.1775586678287" calcext:value-type="float">
            <text:p>15.1775586678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699999999998" calcext:value-type="float">
            <text:p>11.77</text:p>
          </table:table-cell>
          <table:table-cell office:value-type="float" office:value="61.5699999999963" calcext:value-type="float">
            <text:p>61.57</text:p>
          </table:table-cell>
          <table:table-cell office:value-type="float" office:value="14.0199999999997" calcext:value-type="float">
            <text:p>14.02</text:p>
          </table:table-cell>
          <table:table-cell office:value-type="float" office:value="38.250000000001" calcext:value-type="float">
            <text:p>38.25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15.0099999999997" calcext:value-type="float">
            <text:p>15.01</text:p>
          </table:table-cell>
          <table:table-cell office:value-type="float" office:value="48.9899999999988" calcext:value-type="float">
            <text:p>48.99</text:p>
          </table:table-cell>
          <table:table-cell office:value-type="float" office:value="16.2099999999997" calcext:value-type="float">
            <text:p>16.21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23.7400000000009" calcext:value-type="float">
            <text:p>23.74</text:p>
          </table:table-cell>
          <table:table-cell office:value-type="float" office:value="25.3100000000012" calcext:value-type="float">
            <text:p>25.31</text:p>
          </table:table-cell>
          <table:table-cell office:value-type="float" office:value="8.12999999999987" calcext:value-type="float">
            <text:p>8.13</text:p>
          </table:table-cell>
          <table:table-cell office:value-type="float" office:value="26.8400000000014" calcext:value-type="float">
            <text:p>26.84</text:p>
          </table:table-cell>
          <table:table-cell office:value-type="float" office:value="21.1300000000005" calcext:value-type="float">
            <text:p>21.13</text:p>
          </table:table-cell>
          <table:table-cell office:value-type="float" office:value="16.7999999999998" calcext:value-type="float">
            <text:p>16.8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5.4799999999997" calcext:value-type="float">
            <text:p>15.48</text:p>
          </table:table-cell>
          <table:table-cell office:value-type="float" office:value="37.7100000000011" calcext:value-type="float">
            <text:p>37.71</text:p>
          </table:table-cell>
          <table:table-cell office:value-type="float" office:value="10.0699999999998" calcext:value-type="float">
            <text:p>10.07</text:p>
          </table:table-cell>
          <table:table-cell office:value-type="float" office:value="13.2199999999998" calcext:value-type="float">
            <text:p>13.22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15.9299999999997" calcext:value-type="float">
            <text:p>15.93</text:p>
          </table:table-cell>
          <table:table-cell office:value-type="float" office:value="10.0599999999998" calcext:value-type="float">
            <text:p>10.06</text:p>
          </table:table-cell>
          <table:table-cell office:value-type="float" office:value="19.1400000000002" calcext:value-type="float">
            <text:p>19.14</text:p>
          </table:table-cell>
          <table:table-cell office:value-type="float" office:value="11.1599999999998" calcext:value-type="float">
            <text:p>11.16</text:p>
          </table:table-cell>
          <table:table-cell office:value-type="float" office:value="20.0000000000003" calcext:value-type="float">
            <text:p>20</text:p>
          </table:table-cell>
          <table:table-cell office:value-type="float" office:value="15.5399999999997" calcext:value-type="float">
            <text:p>15.54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2.25" calcext:value-type="float">
            <text:p>2.25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21.7100000000006" calcext:value-type="float">
            <text:p>21.71</text:p>
          </table:table-cell>
          <table:table-cell office:value-type="float" office:value="14.9899999999997" calcext:value-type="float">
            <text:p>14.99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42.1600000000002" calcext:value-type="float">
            <text:p>42.16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2.26" calcext:value-type="float">
            <text:p>2.26</text:p>
          </table:table-cell>
          <table:table-cell office:value-type="float" office:value="21.0000000000005" calcext:value-type="float">
            <text:p>21</text:p>
          </table:table-cell>
          <table:table-cell office:value-type="float" office:value="16.6199999999998" calcext:value-type="float">
            <text:p>16.62</text:p>
          </table:table-cell>
          <table:table-cell office:value-type="float" office:value="29.2700000000018" calcext:value-type="float">
            <text:p>29.27</text:p>
          </table:table-cell>
          <table:table-cell table:number-columns-repeated="10"/>
          <table:table-cell table:formula="of:=AVERAGE([.B63:.AY63])" office:value-type="float" office:value="17.45425" calcext:value-type="float">
            <text:p>17.45425</text:p>
          </table:table-cell>
          <table:table-cell table:formula="of:=STDEV([.B63:.AY63])" office:value-type="float" office:value="13.275269254597" calcext:value-type="float">
            <text:p>13.2752692546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7.10999999999989" calcext:value-type="float">
            <text:p>7.11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12.4899999999998" calcext:value-type="float">
            <text:p>12.49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14.4899999999997" calcext:value-type="float">
            <text:p>14.49</text:p>
          </table:table-cell>
          <table:table-cell office:value-type="float" office:value="19.3100000000002" calcext:value-type="float">
            <text:p>19.31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11.9999999999998" calcext:value-type="float">
            <text:p>12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10.5799999999998" calcext:value-type="float">
            <text:p>10.58</text:p>
          </table:table-cell>
          <table:table-cell office:value-type="float" office:value="41.5500000000003" calcext:value-type="float">
            <text:p>41.55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12.0499999999998" calcext:value-type="float">
            <text:p>12.05</text:p>
          </table:table-cell>
          <table:table-cell office:value-type="float" office:value="16.1199999999997" calcext:value-type="float">
            <text:p>16.12</text:p>
          </table:table-cell>
          <table:table-cell office:value-type="float" office:value="26.2100000000013" calcext:value-type="float">
            <text:p>26.21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4.45999999999995" calcext:value-type="float">
            <text:p>4.46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47.1299999999992" calcext:value-type="float">
            <text:p>47.13</text:p>
          </table:table-cell>
          <table:table-cell office:value-type="float" office:value="7.59999999999988" calcext:value-type="float">
            <text:p>7.6</text:p>
          </table:table-cell>
          <table:table-cell office:value-type="float" office:value="25.8300000000012" calcext:value-type="float">
            <text:p>25.83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27.5800000000015" calcext:value-type="float">
            <text:p>27.58</text:p>
          </table:table-cell>
          <table:table-cell office:value-type="float" office:value="9.82999999999984" calcext:value-type="float">
            <text:p>9.83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15.2099999999997" calcext:value-type="float">
            <text:p>15.21</text:p>
          </table:table-cell>
          <table:table-cell office:value-type="float" office:value="33.020000000002" calcext:value-type="float">
            <text:p>33.02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1.93" calcext:value-type="float">
            <text:p>1.93</text:p>
          </table:table-cell>
          <table:table-cell office:value-type="float" office:value="8.90999999999985" calcext:value-type="float">
            <text:p>8.91</text:p>
          </table:table-cell>
          <table:table-cell office:value-type="float" office:value="12.6199999999998" calcext:value-type="float">
            <text:p>12.62</text:p>
          </table:table-cell>
          <table:table-cell office:value-type="float" office:value="1.69" calcext:value-type="float">
            <text:p>1.69</text:p>
          </table:table-cell>
          <table:table-cell office:value-type="float" office:value="16.4699999999998" calcext:value-type="float">
            <text:p>16.47</text:p>
          </table:table-cell>
          <table:table-cell table:number-columns-repeated="10"/>
          <table:table-cell table:formula="of:=AVERAGE([.B64:.AY64])" office:value-type="float" office:value="11.6727500000001" calcext:value-type="float">
            <text:p>11.67275</text:p>
          </table:table-cell>
          <table:table-cell table:formula="of:=STDEV([.B64:.AY64])" office:value-type="float" office:value="10.7768871837743" calcext:value-type="float">
            <text:p>10.7768871838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57.1799999999972" calcext:value-type="float">
            <text:p>57.18</text:p>
          </table:table-cell>
          <table:table-cell office:value-type="float" office:value="16.7199999999998" calcext:value-type="float">
            <text:p>16.72</text:p>
          </table:table-cell>
          <table:table-cell office:value-type="float" office:value="13.5799999999998" calcext:value-type="float">
            <text:p>13.58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7.44999999999989" calcext:value-type="float">
            <text:p>7.45</text:p>
          </table:table-cell>
          <table:table-cell office:value-type="float" office:value="49.9599999999986" calcext:value-type="float">
            <text:p>49.96</text:p>
          </table:table-cell>
          <table:table-cell office:value-type="float" office:value="18.07" calcext:value-type="float">
            <text:p>18.07</text:p>
          </table:table-cell>
          <table:table-cell office:value-type="float" office:value="24.500000000001" calcext:value-type="float">
            <text:p>24.5</text:p>
          </table:table-cell>
          <table:table-cell office:value-type="float" office:value="14.1499999999997" calcext:value-type="float">
            <text:p>14.15</text:p>
          </table:table-cell>
          <table:table-cell office:value-type="float" office:value="13.7399999999998" calcext:value-type="float">
            <text:p>13.74</text:p>
          </table:table-cell>
          <table:table-cell office:value-type="float" office:value="37.900000000001" calcext:value-type="float">
            <text:p>37.9</text:p>
          </table:table-cell>
          <table:table-cell office:value-type="float" office:value="14.7099999999997" calcext:value-type="float">
            <text:p>14.71</text:p>
          </table:table-cell>
          <table:table-cell office:value-type="float" office:value="12.0599999999998" calcext:value-type="float">
            <text:p>12.06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20.6900000000004" calcext:value-type="float">
            <text:p>20.69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2.18" calcext:value-type="float">
            <text:p>2.18</text:p>
          </table:table-cell>
          <table:table-cell office:value-type="float" office:value="36.1200000000014" calcext:value-type="float">
            <text:p>36.12</text:p>
          </table:table-cell>
          <table:table-cell office:value-type="float" office:value="50.9699999999984" calcext:value-type="float">
            <text:p>50.97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15.8399999999997" calcext:value-type="float">
            <text:p>15.84</text:p>
          </table:table-cell>
          <table:table-cell office:value-type="float" office:value="26.2800000000013" calcext:value-type="float">
            <text:p>26.28</text:p>
          </table:table-cell>
          <table:table-cell office:value-type="float" office:value="14.2199999999997" calcext:value-type="float">
            <text:p>14.22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22.2300000000007" calcext:value-type="float">
            <text:p>22.23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10.9899999999998" calcext:value-type="float">
            <text:p>10.99</text:p>
          </table:table-cell>
          <table:table-cell office:value-type="float" office:value="25.0000000000011" calcext:value-type="float">
            <text:p>25</text:p>
          </table:table-cell>
          <table:table-cell office:value-type="float" office:value="15.1399999999997" calcext:value-type="float">
            <text:p>15.14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9.93999999999983" calcext:value-type="float">
            <text:p>9.94</text:p>
          </table:table-cell>
          <table:table-cell office:value-type="float" office:value="11.3299999999998" calcext:value-type="float">
            <text:p>11.33</text:p>
          </table:table-cell>
          <table:table-cell office:value-type="float" office:value="1.79" calcext:value-type="float">
            <text:p>1.79</text:p>
          </table:table-cell>
          <table:table-cell office:value-type="float" office:value="24.7400000000011" calcext:value-type="float">
            <text:p>24.74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39.4000000000007" calcext:value-type="float">
            <text:p>39.4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2.45999999999999" calcext:value-type="float">
            <text:p>2.46</text:p>
          </table:table-cell>
          <table:table-cell table:number-columns-repeated="10"/>
          <table:table-cell table:formula="of:=AVERAGE([.B65:.AY65])" office:value-type="float" office:value="16.84625" calcext:value-type="float">
            <text:p>16.84625</text:p>
          </table:table-cell>
          <table:table-cell table:formula="of:=STDEV([.B65:.AY65])" office:value-type="float" office:value="14.2065652370068" calcext:value-type="float">
            <text:p>14.206565237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190000000001" calcext:value-type="float">
            <text:p>24.19</text:p>
          </table:table-cell>
          <table:table-cell office:value-type="float" office:value="25.9200000000013" calcext:value-type="float">
            <text:p>25.92</text:p>
          </table:table-cell>
          <table:table-cell office:value-type="float" office:value="13.9699999999997" calcext:value-type="float">
            <text:p>13.97</text:p>
          </table:table-cell>
          <table:table-cell office:value-type="float" office:value="57.4499999999971" calcext:value-type="float">
            <text:p>57.45</text:p>
          </table:table-cell>
          <table:table-cell office:value-type="float" office:value="31.2700000000021" calcext:value-type="float">
            <text:p>31.27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11.3199999999998" calcext:value-type="float">
            <text:p>11.32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23.5700000000009" calcext:value-type="float">
            <text:p>23.57</text:p>
          </table:table-cell>
          <table:table-cell office:value-type="float" office:value="37.6000000000011" calcext:value-type="float">
            <text:p>37.6</text:p>
          </table:table-cell>
          <table:table-cell office:value-type="float" office:value="10.5999999999998" calcext:value-type="float">
            <text:p>10.6</text:p>
          </table:table-cell>
          <table:table-cell office:value-type="float" office:value="47.2699999999992" calcext:value-type="float">
            <text:p>47.27</text:p>
          </table:table-cell>
          <table:table-cell office:value-type="float" office:value="8.77999999999986" calcext:value-type="float">
            <text:p>8.78</text:p>
          </table:table-cell>
          <table:table-cell office:value-type="float" office:value="16.7299999999998" calcext:value-type="float">
            <text:p>16.73</text:p>
          </table:table-cell>
          <table:table-cell office:value-type="float" office:value="14.7599999999997" calcext:value-type="float">
            <text:p>14.76</text:p>
          </table:table-cell>
          <table:table-cell office:value-type="float" office:value="12.8099999999998" calcext:value-type="float">
            <text:p>12.81</text:p>
          </table:table-cell>
          <table:table-cell office:value-type="float" office:value="8.21999999999987" calcext:value-type="float">
            <text:p>8.22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9.21999999999985" calcext:value-type="float">
            <text:p>9.22</text:p>
          </table:table-cell>
          <table:table-cell office:value-type="float" office:value="22.2500000000007" calcext:value-type="float">
            <text:p>22.25</text:p>
          </table:table-cell>
          <table:table-cell office:value-type="float" office:value="10.6399999999998" calcext:value-type="float">
            <text:p>10.64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10.9799999999998" calcext:value-type="float">
            <text:p>10.98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15.6699999999997" calcext:value-type="float">
            <text:p>15.67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18.8300000000001" calcext:value-type="float">
            <text:p>18.83</text:p>
          </table:table-cell>
          <table:table-cell office:value-type="float" office:value="8.47999999999986" calcext:value-type="float">
            <text:p>8.48</text:p>
          </table:table-cell>
          <table:table-cell office:value-type="float" office:value="18.4600000000001" calcext:value-type="float">
            <text:p>18.46</text:p>
          </table:table-cell>
          <table:table-cell office:value-type="float" office:value="8.92999999999985" calcext:value-type="float">
            <text:p>8.93</text:p>
          </table:table-cell>
          <table:table-cell office:value-type="float" office:value="18.6400000000001" calcext:value-type="float">
            <text:p>18.64</text:p>
          </table:table-cell>
          <table:table-cell office:value-type="float" office:value="12.8299999999998" calcext:value-type="float">
            <text:p>12.83</text:p>
          </table:table-cell>
          <table:table-cell office:value-type="float" office:value="11.2399999999998" calcext:value-type="float">
            <text:p>11.24</text:p>
          </table:table-cell>
          <table:table-cell office:value-type="float" office:value="17.9" calcext:value-type="float">
            <text:p>17.9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21.1600000000005" calcext:value-type="float">
            <text:p>21.16</text:p>
          </table:table-cell>
          <table:table-cell office:value-type="float" office:value="8.24999999999987" calcext:value-type="float">
            <text:p>8.25</text:p>
          </table:table-cell>
          <table:table-cell office:value-type="float" office:value="17.81" calcext:value-type="float">
            <text:p>17.81</text:p>
          </table:table-cell>
          <table:table-cell office:value-type="float" office:value="17.93" calcext:value-type="float">
            <text:p>17.93</text:p>
          </table:table-cell>
          <table:table-cell table:number-columns-repeated="10"/>
          <table:table-cell table:formula="of:=AVERAGE([.B66:.AY66])" office:value-type="float" office:value="15.80275" calcext:value-type="float">
            <text:p>15.80275</text:p>
          </table:table-cell>
          <table:table-cell table:formula="of:=STDEV([.B66:.AY66])" office:value-type="float" office:value="11.5618080361205" calcext:value-type="float">
            <text:p>11.5618080361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0699999999999" calcext:value-type="float">
            <text:p>17.07</text:p>
          </table:table-cell>
          <table:table-cell office:value-type="float" office:value="14.6499999999997" calcext:value-type="float">
            <text:p>14.65</text:p>
          </table:table-cell>
          <table:table-cell office:value-type="float" office:value="26.0600000000013" calcext:value-type="float">
            <text:p>26.06</text:p>
          </table:table-cell>
          <table:table-cell office:value-type="float" office:value="32.7500000000021" calcext:value-type="float">
            <text:p>32.75</text:p>
          </table:table-cell>
          <table:table-cell office:value-type="float" office:value="11.1599999999998" calcext:value-type="float">
            <text:p>11.16</text:p>
          </table:table-cell>
          <table:table-cell office:value-type="float" office:value="16.2899999999997" calcext:value-type="float">
            <text:p>16.29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17.0499999999999" calcext:value-type="float">
            <text:p>17.05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23.4700000000009" calcext:value-type="float">
            <text:p>23.47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45.0299999999996" calcext:value-type="float">
            <text:p>45.03</text:p>
          </table:table-cell>
          <table:table-cell office:value-type="float" office:value="15.4699999999997" calcext:value-type="float">
            <text:p>15.47</text:p>
          </table:table-cell>
          <table:table-cell office:value-type="float" office:value="1.97" calcext:value-type="float">
            <text:p>1.97</text:p>
          </table:table-cell>
          <table:table-cell office:value-type="float" office:value="9.74999999999984" calcext:value-type="float">
            <text:p>9.75</text:p>
          </table:table-cell>
          <table:table-cell office:value-type="float" office:value="7.61999999999988" calcext:value-type="float">
            <text:p>7.62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28.9100000000017" calcext:value-type="float">
            <text:p>28.91</text:p>
          </table:table-cell>
          <table:table-cell office:value-type="float" office:value="42.0700000000002" calcext:value-type="float">
            <text:p>42.07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15.1699999999997" calcext:value-type="float">
            <text:p>15.17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8.55999999999986" calcext:value-type="float">
            <text:p>8.5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2.2" calcext:value-type="float">
            <text:p>2.2</text:p>
          </table:table-cell>
          <table:table-cell office:value-type="float" office:value="13.8399999999998" calcext:value-type="float">
            <text:p>13.84</text:p>
          </table:table-cell>
          <table:table-cell office:value-type="float" office:value="31.3000000000021" calcext:value-type="float">
            <text:p>31.3</text:p>
          </table:table-cell>
          <table:table-cell table:number-columns-repeated="10"/>
          <table:table-cell table:formula="of:=AVERAGE([.B67:.AY67])" office:value-type="float" office:value="12.4410000000001" calcext:value-type="float">
            <text:p>12.441</text:p>
          </table:table-cell>
          <table:table-cell table:formula="of:=STDEV([.B67:.AY67])" office:value-type="float" office:value="10.7957142018586" calcext:value-type="float">
            <text:p>10.7957142019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9500000000014" calcext:value-type="float">
            <text:p>35.95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24.180000000001" calcext:value-type="float">
            <text:p>24.18</text:p>
          </table:table-cell>
          <table:table-cell office:value-type="float" office:value="29.1500000000018" calcext:value-type="float">
            <text:p>29.15</text:p>
          </table:table-cell>
          <table:table-cell office:value-type="float" office:value="15.6299999999997" calcext:value-type="float">
            <text:p>15.63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9.82999999999984" calcext:value-type="float">
            <text:p>9.83</text:p>
          </table:table-cell>
          <table:table-cell office:value-type="float" office:value="26.4300000000013" calcext:value-type="float">
            <text:p>26.43</text:p>
          </table:table-cell>
          <table:table-cell office:value-type="float" office:value="9.00999999999985" calcext:value-type="float">
            <text:p>9.01</text:p>
          </table:table-cell>
          <table:table-cell office:value-type="float" office:value="13.1099999999998" calcext:value-type="float">
            <text:p>13.11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17.61" calcext:value-type="float">
            <text:p>17.61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.84" calcext:value-type="float">
            <text:p>1.84</text:p>
          </table:table-cell>
          <table:table-cell office:value-type="float" office:value="33.150000000002" calcext:value-type="float">
            <text:p>33.15</text:p>
          </table:table-cell>
          <table:table-cell office:value-type="float" office:value="19.6000000000003" calcext:value-type="float">
            <text:p>19.6</text:p>
          </table:table-cell>
          <table:table-cell office:value-type="float" office:value="6.5799999999999" calcext:value-type="float">
            <text:p>6.58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13.5399999999998" calcext:value-type="float">
            <text:p>13.54</text:p>
          </table:table-cell>
          <table:table-cell office:value-type="float" office:value="10.5899999999998" calcext:value-type="float">
            <text:p>10.59</text:p>
          </table:table-cell>
          <table:table-cell office:value-type="float" office:value="13.8299999999998" calcext:value-type="float">
            <text:p>13.83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23.2000000000008" calcext:value-type="float">
            <text:p>23.2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16.5899999999998" calcext:value-type="float">
            <text:p>16.59</text:p>
          </table:table-cell>
          <table:table-cell office:value-type="float" office:value="13.2299999999998" calcext:value-type="float">
            <text:p>13.23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14.9099999999997" calcext:value-type="float">
            <text:p>14.91</text:p>
          </table:table-cell>
          <table:table-cell office:value-type="float" office:value="1.74" calcext:value-type="float">
            <text:p>1.74</text:p>
          </table:table-cell>
          <table:table-cell office:value-type="float" office:value="19.1500000000002" calcext:value-type="float">
            <text:p>19.15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17.5699999999999" calcext:value-type="float">
            <text:p>17.57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18.14" calcext:value-type="float">
            <text:p>18.14</text:p>
          </table:table-cell>
          <table:table-cell table:number-columns-repeated="10"/>
          <table:table-cell table:formula="of:=AVERAGE([.B68:.AY68])" office:value-type="float" office:value="11.8610000000001" calcext:value-type="float">
            <text:p>11.861</text:p>
          </table:table-cell>
          <table:table-cell table:formula="of:=STDEV([.B68:.AY68])" office:value-type="float" office:value="9.20831307806145" calcext:value-type="float">
            <text:p>9.2083130781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22.0700000000007" calcext:value-type="float">
            <text:p>22.07</text:p>
          </table:table-cell>
          <table:table-cell office:value-type="float" office:value="1.87" calcext:value-type="float">
            <text:p>1.87</text:p>
          </table:table-cell>
          <table:table-cell office:value-type="float" office:value="27.3900000000015" calcext:value-type="float">
            <text:p>27.39</text:p>
          </table:table-cell>
          <table:table-cell office:value-type="float" office:value="13.4299999999998" calcext:value-type="float">
            <text:p>13.43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12.7999999999998" calcext:value-type="float">
            <text:p>12.8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9.30999999999985" calcext:value-type="float">
            <text:p>9.31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30.1300000000019" calcext:value-type="float">
            <text:p>30.13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30.860000000002" calcext:value-type="float">
            <text:p>30.86</text:p>
          </table:table-cell>
          <table:table-cell office:value-type="float" office:value="44.7099999999997" calcext:value-type="float">
            <text:p>44.71</text:p>
          </table:table-cell>
          <table:table-cell office:value-type="float" office:value="24.190000000001" calcext:value-type="float">
            <text:p>24.19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10.4599999999998" calcext:value-type="float">
            <text:p>10.46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24.6700000000011" calcext:value-type="float">
            <text:p>24.67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17.68" calcext:value-type="float">
            <text:p>17.68</text:p>
          </table:table-cell>
          <table:table-cell office:value-type="float" office:value="20.9000000000005" calcext:value-type="float">
            <text:p>20.9</text:p>
          </table:table-cell>
          <table:table-cell office:value-type="float" office:value="27.5400000000015" calcext:value-type="float">
            <text:p>27.54</text:p>
          </table:table-cell>
          <table:table-cell office:value-type="float" office:value="11.7199999999998" calcext:value-type="float">
            <text:p>11.72</text:p>
          </table:table-cell>
          <table:table-cell office:value-type="float" office:value="15.8199999999997" calcext:value-type="float">
            <text:p>15.82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12.1399999999998" calcext:value-type="float">
            <text:p>12.14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15.8899999999997" calcext:value-type="float">
            <text:p>15.89</text:p>
          </table:table-cell>
          <table:table-cell office:value-type="float" office:value="18.6400000000001" calcext:value-type="float">
            <text:p>18.64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38.7300000000009" calcext:value-type="float">
            <text:p>38.73</text:p>
          </table:table-cell>
          <table:table-cell office:value-type="float" office:value="15.1599999999997" calcext:value-type="float">
            <text:p>15.16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21.3200000000005" calcext:value-type="float">
            <text:p>21.32</text:p>
          </table:table-cell>
          <table:table-cell table:number-columns-repeated="10"/>
          <table:table-cell table:formula="of:=AVERAGE([.B69:.AY69])" office:value-type="float" office:value="14.0492500000002" calcext:value-type="float">
            <text:p>14.04925</text:p>
          </table:table-cell>
          <table:table-cell table:formula="of:=STDEV([.B69:.AY69])" office:value-type="float" office:value="10.6288997398365" calcext:value-type="float">
            <text:p>10.6288997398</text:p>
          </table:table-cell>
          <table:table-cell table:number-columns-repeated="2"/>
          <table:table-cell table:style-name="ce4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 style:data-style-name="N2" text:time-value="13:21:50.595295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19:49:43.830499809</dc:date>
    <meta:editing-duration>PT10H24M30S</meta:editing-duration>
    <meta:editing-cycles>20</meta:editing-cycles>
    <meta:generator>LibreOffice/5.1.6.2$Linux_X86_64 LibreOffice_project/10m0$Build-2</meta:generator>
    <meta:document-statistic meta:table-count="1" meta:cell-count="18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14cm" svg:y="3.952cm" style:legend-expansion="high" chart:style-name="ch2"/>
        <chart:plot-area chart:style-name="ch3" table:cell-range-address="trial_times_NO_REPLAY_ALL.AZ2:trial_times_NO_REPLAY_ALL.AZ22 trial_times_NO_REPLAY_ALL.BD2:trial_times_NO_REPLAY_ALL.BD22" chart:data-source-has-labels="row" svg:x="0.32cm" svg:y="0.18cm" svg:width="10.074cm" svg:height="8.64cm">
          <chartooo:coordinate-region svg:x="0.941cm" svg:y="0.379cm" svg:width="9.2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Z3:trial_times_NO_REPLAY_ALL.AZ22" chart:label-cell-address="trial_times_NO_REPLAY_ALL.AZ2:trial_times_NO_REPLAY_ALL.AZ2" chart:class="chart:line">
            <chart:data-point chart:repeated="20"/>
          </chart:series>
          <chart:series chart:style-name="ch7" chart:values-cell-range-address="trial_times_NO_REPLAY_ALL.BD3:trial_times_NO_REPLAY_ALL.BD22" chart:label-cell-address="trial_times_NO_REPLAY_ALL.BD2:trial_times_NO_REPLAY_ALL.BD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THOUT replay</text:p>
                <draw:g>
                  <svg:desc>trial_times_NO_REPLAY_ALL.AZ2:trial_times_NO_REPLAY_ALL.AZ2</svg:desc>
                </draw:g>
              </table:table-cell>
              <table:table-cell office:value-type="string">
                <text:p>Average WITH replay</text:p>
                <draw:g>
                  <svg:desc>trial_times_NO_REPLAY_ALL.BD2:trial_times_NO_REPLAY_ALL.B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6735000000009">
                <text:p>30.6735000000009</text:p>
                <draw:g>
                  <svg:desc>trial_times_NO_REPLAY_ALL.AZ3:trial_times_NO_REPLAY_ALL.AZ22</svg:desc>
                </draw:g>
              </table:table-cell>
              <table:table-cell office:value-type="float" office:value="24.2015000000002">
                <text:p>24.2015000000002</text:p>
                <draw:g>
                  <svg:desc>trial_times_NO_REPLAY_ALL.BD3:trial_times_NO_REPLAY_ALL.B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0347499999999">
                <text:p>18.0347499999999</text:p>
              </table:table-cell>
              <table:table-cell office:value-type="float" office:value="15.4080000000001">
                <text:p>15.408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7535000000001">
                <text:p>13.7535000000001</text:p>
              </table:table-cell>
              <table:table-cell office:value-type="float" office:value="12.8342500000004">
                <text:p>12.83425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6325000000001">
                <text:p>9.86325000000001</text:p>
              </table:table-cell>
              <table:table-cell office:value-type="float" office:value="6.77050000000003">
                <text:p>6.77050000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5175000000001">
                <text:p>7.55175000000001</text:p>
              </table:table-cell>
              <table:table-cell office:value-type="float" office:value="6.39149999999994">
                <text:p>6.3914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8574999999993">
                <text:p>7.08574999999993</text:p>
              </table:table-cell>
              <table:table-cell office:value-type="float" office:value="6.20499999999991">
                <text:p>6.2049999999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3824999999995">
                <text:p>8.03824999999995</text:p>
              </table:table-cell>
              <table:table-cell office:value-type="float" office:value="4.94324999999994">
                <text:p>4.94324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3724999999994">
                <text:p>6.83724999999994</text:p>
              </table:table-cell>
              <table:table-cell office:value-type="float" office:value="4.53424999999995">
                <text:p>4.53424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4199999999993">
                <text:p>5.14199999999993</text:p>
              </table:table-cell>
              <table:table-cell office:value-type="float" office:value="4.95699999999994">
                <text:p>4.95699999999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0949999999996">
                <text:p>5.20949999999996</text:p>
              </table:table-cell>
              <table:table-cell office:value-type="float" office:value="5.49899999999997">
                <text:p>5.498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8324999999998">
                <text:p>5.88324999999998</text:p>
              </table:table-cell>
              <table:table-cell office:value-type="float" office:value="4.92099999999994">
                <text:p>4.92099999999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199999999993">
                <text:p>5.10199999999993</text:p>
              </table:table-cell>
              <table:table-cell office:value-type="float" office:value="5.09399999999994">
                <text:p>5.093999999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3574999999999">
                <text:p>4.83574999999999</text:p>
              </table:table-cell>
              <table:table-cell office:value-type="float" office:value="4.54124999999995">
                <text:p>4.54124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6974999999994">
                <text:p>5.66974999999994</text:p>
              </table:table-cell>
              <table:table-cell office:value-type="float" office:value="4.38449999999995">
                <text:p>4.3844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4200000000002">
                <text:p>6.64200000000002</text:p>
              </table:table-cell>
              <table:table-cell office:value-type="float" office:value="4.67999999999994">
                <text:p>4.6799999999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2424999999998">
                <text:p>5.72424999999998</text:p>
              </table:table-cell>
              <table:table-cell office:value-type="float" office:value="4.26324999999995">
                <text:p>4.26324999999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774999999999">
                <text:p>5.12774999999999</text:p>
              </table:table-cell>
              <table:table-cell office:value-type="float" office:value="4.27224999999995">
                <text:p>4.27224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3599999999995">
                <text:p>4.63599999999995</text:p>
              </table:table-cell>
              <table:table-cell office:value-type="float" office:value="4.30949999999995">
                <text:p>4.30949999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3299999999994">
                <text:p>4.83299999999994</text:p>
              </table:table-cell>
              <table:table-cell office:value-type="float" office:value="4.13949999999996">
                <text:p>4.13949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9649999999996">
                <text:p>5.39649999999996</text:p>
              </table:table-cell>
              <table:table-cell office:value-type="float" office:value="4.53774999999995">
                <text:p>4.53774999999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trial_times_NO_REPLAY_ALL.AZ50:trial_times_NO_REPLAY_ALL.AZ69" svg:x="0.32cm" svg:y="0.18cm" svg:width="12.323cm" svg:height="8.64cm">
          <chartooo:coordinate-region svg:x="0.941cm" svg:y="0.379cm" svg:width="11.5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Z50:trial_times_NO_REPLAY_ALL.AZ69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2630000000003">
                <text:p>18.2630000000003</text:p>
                <draw:g>
                  <svg:desc>trial_times_NO_REPLAY_ALL.AZ50:trial_times_NO_REPLAY_ALL.AZ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9795000000007">
                <text:p>23.9795000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7887499999999">
                <text:p>17.7887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8397500000001">
                <text:p>17.83975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6587499999999">
                <text:p>21.6587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710000000001">
                <text:p>15.171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4425">
                <text:p>15.6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460000000002">
                <text:p>16.54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5037500000001">
                <text:p>16.50375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272500000003">
                <text:p>13.62725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978">
                <text:p>15.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035">
                <text:p>15.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31725">
                <text:p>16.3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45425">
                <text:p>17.45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727500000001">
                <text:p>11.67275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625">
                <text:p>16.84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0275">
                <text:p>15.80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4410000000001">
                <text:p>12.441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610000000001">
                <text:p>11.861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0492500000002">
                <text:p>14.049250000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